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ew Text Document" table:style-name="ta1">
        <table:shapes>
          <draw:frame draw:z-index="0" draw:style-name="gr1" draw:text-style-name="P1" svg:width="16.016cm" svg:height="9.005cm" svg:x="10.474cm" svg:y="0.106cm">
            <draw:object draw:notify-on-update-of-ranges="'New Text Document'.A1:'New Text Document'.A360 'New Text Document'.B1:'New Text Document'.B360 'New Text Document'.C1:'New Text Document'.C3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n 0</text:p>
          </table:table-cell>
          <table:table-cell office:value-type="float" office:value="9600" calcext:value-type="float">
            <text:p>96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in 1</text:p>
          </table:table-cell>
          <table:table-cell office:value-type="float" office:value="9232" calcext:value-type="float">
            <text:p>923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Min 2</text:p>
          </table:table-cell>
          <table:table-cell office:value-type="float" office:value="8893.44" calcext:value-type="float">
            <text:p>8893.44</text:p>
          </table:table-cell>
          <table:table-cell office:value-type="float" office:value="1106.56" calcext:value-type="float">
            <text:p>1106.56</text:p>
          </table:table-cell>
        </table:table-row>
        <table:table-row table:style-name="ro1">
          <table:table-cell office:value-type="string" calcext:value-type="string">
            <text:p>Min 3</text:p>
          </table:table-cell>
          <table:table-cell office:value-type="float" office:value="8581.965" calcext:value-type="float">
            <text:p>8581.965</text:p>
          </table:table-cell>
          <table:table-cell office:value-type="float" office:value="1418.0353" calcext:value-type="float">
            <text:p>1418.0353</text:p>
          </table:table-cell>
        </table:table-row>
        <table:table-row table:style-name="ro1">
          <table:table-cell office:value-type="string" calcext:value-type="string">
            <text:p>Min 4</text:p>
          </table:table-cell>
          <table:table-cell office:value-type="float" office:value="8295.408" calcext:value-type="float">
            <text:p>8295.408</text:p>
          </table:table-cell>
          <table:table-cell office:value-type="float" office:value="1704.5925" calcext:value-type="float">
            <text:p>1704.5925</text:p>
          </table:table-cell>
        </table:table-row>
        <table:table-row table:style-name="ro1">
          <table:table-cell office:value-type="string" calcext:value-type="string">
            <text:p>Min 5</text:p>
          </table:table-cell>
          <table:table-cell office:value-type="float" office:value="8031.7754" calcext:value-type="float">
            <text:p>8031.7754</text:p>
          </table:table-cell>
          <table:table-cell office:value-type="float" office:value="1968.2251" calcext:value-type="float">
            <text:p>1968.2251</text:p>
          </table:table-cell>
        </table:table-row>
        <table:table-row table:style-name="ro1">
          <table:table-cell office:value-type="string" calcext:value-type="string">
            <text:p>Min 6</text:p>
          </table:table-cell>
          <table:table-cell office:value-type="float" office:value="7789.2334" calcext:value-type="float">
            <text:p>7789.2334</text:p>
          </table:table-cell>
          <table:table-cell office:value-type="float" office:value="2210.7673" calcext:value-type="float">
            <text:p>2210.7673</text:p>
          </table:table-cell>
        </table:table-row>
        <table:table-row table:style-name="ro1">
          <table:table-cell office:value-type="string" calcext:value-type="string">
            <text:p>Min 7</text:p>
          </table:table-cell>
          <table:table-cell office:value-type="float" office:value="7566.095" calcext:value-type="float">
            <text:p>7566.095</text:p>
          </table:table-cell>
          <table:table-cell office:value-type="float" office:value="2433.906" calcext:value-type="float">
            <text:p>2433.906</text:p>
          </table:table-cell>
        </table:table-row>
        <table:table-row table:style-name="ro1">
          <table:table-cell office:value-type="string" calcext:value-type="string">
            <text:p>Min 8</text:p>
          </table:table-cell>
          <table:table-cell office:value-type="float" office:value="7360.8076" calcext:value-type="float">
            <text:p>7360.8076</text:p>
          </table:table-cell>
          <table:table-cell office:value-type="float" office:value="2639.1936" calcext:value-type="float">
            <text:p>2639.1936</text:p>
          </table:table-cell>
        </table:table-row>
        <table:table-row table:style-name="ro1">
          <table:table-cell office:value-type="string" calcext:value-type="string">
            <text:p>Min 9</text:p>
          </table:table-cell>
          <table:table-cell office:value-type="float" office:value="7171.943" calcext:value-type="float">
            <text:p>7171.943</text:p>
          </table:table-cell>
          <table:table-cell office:value-type="float" office:value="2828.058" calcext:value-type="float">
            <text:p>2828.058</text:p>
          </table:table-cell>
        </table:table-row>
        <table:table-row table:style-name="ro1">
          <table:table-cell office:value-type="string" calcext:value-type="string">
            <text:p>Min 10</text:p>
          </table:table-cell>
          <table:table-cell office:value-type="float" office:value="6998.1875" calcext:value-type="float">
            <text:p>6998.1875</text:p>
          </table:table-cell>
          <table:table-cell office:value-type="float" office:value="3001.8135" calcext:value-type="float">
            <text:p>3001.8135</text:p>
          </table:table-cell>
        </table:table-row>
        <table:table-row table:style-name="ro1">
          <table:table-cell office:value-type="string" calcext:value-type="string">
            <text:p>Min 11</text:p>
          </table:table-cell>
          <table:table-cell office:value-type="float" office:value="6838.3325" calcext:value-type="float">
            <text:p>6838.3325</text:p>
          </table:table-cell>
          <table:table-cell office:value-type="float" office:value="3161.6685" calcext:value-type="float">
            <text:p>3161.6685</text:p>
          </table:table-cell>
        </table:table-row>
        <table:table-row table:style-name="ro1">
          <table:table-cell office:value-type="string" calcext:value-type="string">
            <text:p>Min 12</text:p>
          </table:table-cell>
          <table:table-cell office:value-type="float" office:value="6691.266" calcext:value-type="float">
            <text:p>6691.266</text:p>
          </table:table-cell>
          <table:table-cell office:value-type="float" office:value="3308.735" calcext:value-type="float">
            <text:p>3308.735</text:p>
          </table:table-cell>
        </table:table-row>
        <table:table-row table:style-name="ro1">
          <table:table-cell office:value-type="string" calcext:value-type="string">
            <text:p>Min 13</text:p>
          </table:table-cell>
          <table:table-cell office:value-type="float" office:value="6555.965" calcext:value-type="float">
            <text:p>6555.965</text:p>
          </table:table-cell>
          <table:table-cell office:value-type="float" office:value="3444.0361" calcext:value-type="float">
            <text:p>3444.0361</text:p>
          </table:table-cell>
        </table:table-row>
        <table:table-row table:style-name="ro1">
          <table:table-cell office:value-type="string" calcext:value-type="string">
            <text:p>Min 14</text:p>
          </table:table-cell>
          <table:table-cell office:value-type="float" office:value="6431.488" calcext:value-type="float">
            <text:p>6431.488</text:p>
          </table:table-cell>
          <table:table-cell office:value-type="float" office:value="3568.5134" calcext:value-type="float">
            <text:p>3568.5134</text:p>
          </table:table-cell>
        </table:table-row>
        <table:table-row table:style-name="ro1">
          <table:table-cell office:value-type="string" calcext:value-type="string">
            <text:p>Min 15</text:p>
          </table:table-cell>
          <table:table-cell office:value-type="float" office:value="6316.969" calcext:value-type="float">
            <text:p>6316.969</text:p>
          </table:table-cell>
          <table:table-cell office:value-type="float" office:value="3683.0325" calcext:value-type="float">
            <text:p>3683.0325</text:p>
          </table:table-cell>
        </table:table-row>
        <table:table-row table:style-name="ro1">
          <table:table-cell office:value-type="string" calcext:value-type="string">
            <text:p>Min 16</text:p>
          </table:table-cell>
          <table:table-cell office:value-type="float" office:value="6211.6113" calcext:value-type="float">
            <text:p>6211.6113</text:p>
          </table:table-cell>
          <table:table-cell office:value-type="float" office:value="3788.39" calcext:value-type="float">
            <text:p>3788.39</text:p>
          </table:table-cell>
        </table:table-row>
        <table:table-row table:style-name="ro1">
          <table:table-cell office:value-type="string" calcext:value-type="string">
            <text:p>Min 17</text:p>
          </table:table-cell>
          <table:table-cell office:value-type="float" office:value="6114.6826" calcext:value-type="float">
            <text:p>6114.6826</text:p>
          </table:table-cell>
          <table:table-cell office:value-type="float" office:value="3885.3188" calcext:value-type="float">
            <text:p>3885.3188</text:p>
          </table:table-cell>
        </table:table-row>
        <table:table-row table:style-name="ro1">
          <table:table-cell office:value-type="string" calcext:value-type="string">
            <text:p>Min 18</text:p>
          </table:table-cell>
          <table:table-cell office:value-type="float" office:value="6025.508" calcext:value-type="float">
            <text:p>6025.508</text:p>
          </table:table-cell>
          <table:table-cell office:value-type="float" office:value="3974.4932" calcext:value-type="float">
            <text:p>3974.4932</text:p>
          </table:table-cell>
        </table:table-row>
        <table:table-row table:style-name="ro1">
          <table:table-cell office:value-type="string" calcext:value-type="string">
            <text:p>Min 19</text:p>
          </table:table-cell>
          <table:table-cell office:value-type="float" office:value="5943.4673" calcext:value-type="float">
            <text:p>5943.4673</text:p>
          </table:table-cell>
          <table:table-cell office:value-type="float" office:value="4056.5337" calcext:value-type="float">
            <text:p>4056.5337</text:p>
          </table:table-cell>
        </table:table-row>
        <table:table-row table:style-name="ro1">
          <table:table-cell office:value-type="string" calcext:value-type="string">
            <text:p>Min 20</text:p>
          </table:table-cell>
          <table:table-cell office:value-type="float" office:value="5867.99" calcext:value-type="float">
            <text:p>5867.99</text:p>
          </table:table-cell>
          <table:table-cell office:value-type="float" office:value="4132.011" calcext:value-type="float">
            <text:p>4132.011</text:p>
          </table:table-cell>
        </table:table-row>
        <table:table-row table:style-name="ro1">
          <table:table-cell office:value-type="string" calcext:value-type="string">
            <text:p>Min 21</text:p>
          </table:table-cell>
          <table:table-cell office:value-type="float" office:value="5798.551" calcext:value-type="float">
            <text:p>5798.551</text:p>
          </table:table-cell>
          <table:table-cell office:value-type="float" office:value="4201.4507" calcext:value-type="float">
            <text:p>4201.4507</text:p>
          </table:table-cell>
        </table:table-row>
        <table:table-row table:style-name="ro1">
          <table:table-cell office:value-type="string" calcext:value-type="string">
            <text:p>Min 22</text:p>
          </table:table-cell>
          <table:table-cell office:value-type="float" office:value="5734.667" calcext:value-type="float">
            <text:p>5734.667</text:p>
          </table:table-cell>
          <table:table-cell office:value-type="float" office:value="4265.3345" calcext:value-type="float">
            <text:p>4265.3345</text:p>
          </table:table-cell>
        </table:table-row>
        <table:table-row table:style-name="ro1">
          <table:table-cell office:value-type="string" calcext:value-type="string">
            <text:p>Min 23</text:p>
          </table:table-cell>
          <table:table-cell office:value-type="float" office:value="5675.8936" calcext:value-type="float">
            <text:p>5675.8936</text:p>
          </table:table-cell>
          <table:table-cell office:value-type="float" office:value="4324.108" calcext:value-type="float">
            <text:p>4324.108</text:p>
          </table:table-cell>
        </table:table-row>
        <table:table-row table:style-name="ro1">
          <table:table-cell office:value-type="string" calcext:value-type="string">
            <text:p>Min 24</text:p>
          </table:table-cell>
          <table:table-cell office:value-type="float" office:value="5621.822" calcext:value-type="float">
            <text:p>5621.822</text:p>
          </table:table-cell>
          <table:table-cell office:value-type="float" office:value="4378.1797" calcext:value-type="float">
            <text:p>4378.1797</text:p>
          </table:table-cell>
        </table:table-row>
        <table:table-row table:style-name="ro1">
          <table:table-cell office:value-type="string" calcext:value-type="string">
            <text:p>Min 25</text:p>
          </table:table-cell>
          <table:table-cell office:value-type="float" office:value="5572.0767" calcext:value-type="float">
            <text:p>5572.0767</text:p>
          </table:table-cell>
          <table:table-cell office:value-type="float" office:value="4427.925" calcext:value-type="float">
            <text:p>4427.925</text:p>
          </table:table-cell>
        </table:table-row>
        <table:table-row table:style-name="ro1">
          <table:table-cell office:value-type="string" calcext:value-type="string">
            <text:p>Min 26</text:p>
          </table:table-cell>
          <table:table-cell office:value-type="float" office:value="5526.3105" calcext:value-type="float">
            <text:p>5526.3105</text:p>
          </table:table-cell>
          <table:table-cell office:value-type="float" office:value="4473.691" calcext:value-type="float">
            <text:p>4473.691</text:p>
          </table:table-cell>
        </table:table-row>
        <table:table-row table:style-name="ro1">
          <table:table-cell office:value-type="string" calcext:value-type="string">
            <text:p>Min 27</text:p>
          </table:table-cell>
          <table:table-cell office:value-type="float" office:value="5484.2056" calcext:value-type="float">
            <text:p>5484.2056</text:p>
          </table:table-cell>
          <table:table-cell office:value-type="float" office:value="4515.796" calcext:value-type="float">
            <text:p>4515.796</text:p>
          </table:table-cell>
        </table:table-row>
        <table:table-row table:style-name="ro1">
          <table:table-cell office:value-type="string" calcext:value-type="string">
            <text:p>Min 28</text:p>
          </table:table-cell>
          <table:table-cell office:value-type="float" office:value="5445.469" calcext:value-type="float">
            <text:p>5445.469</text:p>
          </table:table-cell>
          <table:table-cell office:value-type="float" office:value="4554.5327" calcext:value-type="float">
            <text:p>4554.5327</text:p>
          </table:table-cell>
        </table:table-row>
        <table:table-row table:style-name="ro1">
          <table:table-cell office:value-type="string" calcext:value-type="string">
            <text:p>Min 29</text:p>
          </table:table-cell>
          <table:table-cell office:value-type="float" office:value="5409.8315" calcext:value-type="float">
            <text:p>5409.8315</text:p>
          </table:table-cell>
          <table:table-cell office:value-type="float" office:value="4590.17" calcext:value-type="float">
            <text:p>4590.17</text:p>
          </table:table-cell>
        </table:table-row>
        <table:table-row table:style-name="ro1">
          <table:table-cell office:value-type="string" calcext:value-type="string">
            <text:p>Min 30</text:p>
          </table:table-cell>
          <table:table-cell office:value-type="float" office:value="5377.045" calcext:value-type="float">
            <text:p>5377.045</text:p>
          </table:table-cell>
          <table:table-cell office:value-type="float" office:value="4622.9565" calcext:value-type="float">
            <text:p>4622.9565</text:p>
          </table:table-cell>
        </table:table-row>
        <table:table-row table:style-name="ro1">
          <table:table-cell office:value-type="string" calcext:value-type="string">
            <text:p>Min 31</text:p>
          </table:table-cell>
          <table:table-cell office:value-type="float" office:value="5346.8813" calcext:value-type="float">
            <text:p>5346.8813</text:p>
          </table:table-cell>
          <table:table-cell office:value-type="float" office:value="4653.12" calcext:value-type="float">
            <text:p>4653.12</text:p>
          </table:table-cell>
        </table:table-row>
        <table:table-row table:style-name="ro1">
          <table:table-cell office:value-type="string" calcext:value-type="string">
            <text:p>Min 32</text:p>
          </table:table-cell>
          <table:table-cell office:value-type="float" office:value="5319.131" calcext:value-type="float">
            <text:p>5319.131</text:p>
          </table:table-cell>
          <table:table-cell office:value-type="float" office:value="4680.8706" calcext:value-type="float">
            <text:p>4680.8706</text:p>
          </table:table-cell>
        </table:table-row>
        <table:table-row table:style-name="ro1">
          <table:table-cell office:value-type="string" calcext:value-type="string">
            <text:p>Min 33</text:p>
          </table:table-cell>
          <table:table-cell office:value-type="float" office:value="5293.6006" calcext:value-type="float">
            <text:p>5293.6006</text:p>
          </table:table-cell>
          <table:table-cell office:value-type="float" office:value="4706.401" calcext:value-type="float">
            <text:p>4706.401</text:p>
          </table:table-cell>
        </table:table-row>
        <table:table-row table:style-name="ro1">
          <table:table-cell office:value-type="string" calcext:value-type="string">
            <text:p>Min 34</text:p>
          </table:table-cell>
          <table:table-cell office:value-type="float" office:value="5270.1123" calcext:value-type="float">
            <text:p>5270.1123</text:p>
          </table:table-cell>
          <table:table-cell office:value-type="float" office:value="4729.889" calcext:value-type="float">
            <text:p>4729.889</text:p>
          </table:table-cell>
        </table:table-row>
        <table:table-row table:style-name="ro1">
          <table:table-cell office:value-type="string" calcext:value-type="string">
            <text:p>Min 35</text:p>
          </table:table-cell>
          <table:table-cell office:value-type="float" office:value="5248.5034" calcext:value-type="float">
            <text:p>5248.5034</text:p>
          </table:table-cell>
          <table:table-cell office:value-type="float" office:value="4751.498" calcext:value-type="float">
            <text:p>4751.498</text:p>
          </table:table-cell>
        </table:table-row>
        <table:table-row table:style-name="ro1">
          <table:table-cell office:value-type="string" calcext:value-type="string">
            <text:p>Min 36</text:p>
          </table:table-cell>
          <table:table-cell office:value-type="float" office:value="5228.6235" calcext:value-type="float">
            <text:p>5228.6235</text:p>
          </table:table-cell>
          <table:table-cell office:value-type="float" office:value="4771.378" calcext:value-type="float">
            <text:p>4771.378</text:p>
          </table:table-cell>
        </table:table-row>
        <table:table-row table:style-name="ro1">
          <table:table-cell office:value-type="string" calcext:value-type="string">
            <text:p>Min 37</text:p>
          </table:table-cell>
          <table:table-cell office:value-type="float" office:value="5210.3335" calcext:value-type="float">
            <text:p>5210.3335</text:p>
          </table:table-cell>
          <table:table-cell office:value-type="float" office:value="4789.668" calcext:value-type="float">
            <text:p>4789.668</text:p>
          </table:table-cell>
        </table:table-row>
        <table:table-row table:style-name="ro1">
          <table:table-cell office:value-type="string" calcext:value-type="string">
            <text:p>Min 38</text:p>
          </table:table-cell>
          <table:table-cell office:value-type="float" office:value="5193.507" calcext:value-type="float">
            <text:p>5193.507</text:p>
          </table:table-cell>
          <table:table-cell office:value-type="float" office:value="4806.4946" calcext:value-type="float">
            <text:p>4806.4946</text:p>
          </table:table-cell>
        </table:table-row>
        <table:table-row table:style-name="ro1">
          <table:table-cell office:value-type="string" calcext:value-type="string">
            <text:p>Min 39</text:p>
          </table:table-cell>
          <table:table-cell office:value-type="float" office:value="5178.0264" calcext:value-type="float">
            <text:p>5178.0264</text:p>
          </table:table-cell>
          <table:table-cell office:value-type="float" office:value="4821.975" calcext:value-type="float">
            <text:p>4821.975</text:p>
          </table:table-cell>
        </table:table-row>
        <table:table-row table:style-name="ro1">
          <table:table-cell office:value-type="string" calcext:value-type="string">
            <text:p>Min 40</text:p>
          </table:table-cell>
          <table:table-cell office:value-type="float" office:value="5163.7847" calcext:value-type="float">
            <text:p>5163.7847</text:p>
          </table:table-cell>
          <table:table-cell office:value-type="float" office:value="4836.217" calcext:value-type="float">
            <text:p>4836.217</text:p>
          </table:table-cell>
        </table:table-row>
        <table:table-row table:style-name="ro1">
          <table:table-cell office:value-type="string" calcext:value-type="string">
            <text:p>Min 41</text:p>
          </table:table-cell>
          <table:table-cell office:value-type="float" office:value="5150.682" calcext:value-type="float">
            <text:p>5150.682</text:p>
          </table:table-cell>
          <table:table-cell office:value-type="float" office:value="4849.3193" calcext:value-type="float">
            <text:p>4849.3193</text:p>
          </table:table-cell>
        </table:table-row>
        <table:table-row table:style-name="ro1">
          <table:table-cell office:value-type="string" calcext:value-type="string">
            <text:p>Min 42</text:p>
          </table:table-cell>
          <table:table-cell office:value-type="float" office:value="5138.6274" calcext:value-type="float">
            <text:p>5138.6274</text:p>
          </table:table-cell>
          <table:table-cell office:value-type="float" office:value="4861.374" calcext:value-type="float">
            <text:p>4861.374</text:p>
          </table:table-cell>
        </table:table-row>
        <table:table-row table:style-name="ro1">
          <table:table-cell office:value-type="string" calcext:value-type="string">
            <text:p>Min 43</text:p>
          </table:table-cell>
          <table:table-cell office:value-type="float" office:value="5127.5376" calcext:value-type="float">
            <text:p>5127.5376</text:p>
          </table:table-cell>
          <table:table-cell office:value-type="float" office:value="4872.464" calcext:value-type="float">
            <text:p>4872.464</text:p>
          </table:table-cell>
        </table:table-row>
        <table:table-row table:style-name="ro1">
          <table:table-cell office:value-type="string" calcext:value-type="string">
            <text:p>Min 44</text:p>
          </table:table-cell>
          <table:table-cell office:value-type="float" office:value="5117.3345" calcext:value-type="float">
            <text:p>5117.3345</text:p>
          </table:table-cell>
          <table:table-cell office:value-type="float" office:value="4882.667" calcext:value-type="float">
            <text:p>4882.667</text:p>
          </table:table-cell>
        </table:table-row>
        <table:table-row table:style-name="ro1">
          <table:table-cell office:value-type="string" calcext:value-type="string">
            <text:p>Min 45</text:p>
          </table:table-cell>
          <table:table-cell office:value-type="float" office:value="5107.948" calcext:value-type="float">
            <text:p>5107.948</text:p>
          </table:table-cell>
          <table:table-cell office:value-type="float" office:value="4892.0537" calcext:value-type="float">
            <text:p>4892.0537</text:p>
          </table:table-cell>
        </table:table-row>
        <table:table-row table:style-name="ro1">
          <table:table-cell office:value-type="string" calcext:value-type="string">
            <text:p>Min 46</text:p>
          </table:table-cell>
          <table:table-cell office:value-type="float" office:value="5099.312" calcext:value-type="float">
            <text:p>5099.312</text:p>
          </table:table-cell>
          <table:table-cell office:value-type="float" office:value="4900.6895" calcext:value-type="float">
            <text:p>4900.6895</text:p>
          </table:table-cell>
        </table:table-row>
        <table:table-row table:style-name="ro1">
          <table:table-cell office:value-type="string" calcext:value-type="string">
            <text:p>Min 47</text:p>
          </table:table-cell>
          <table:table-cell office:value-type="float" office:value="5091.367" calcext:value-type="float">
            <text:p>5091.367</text:p>
          </table:table-cell>
          <table:table-cell office:value-type="float" office:value="4908.6343" calcext:value-type="float">
            <text:p>4908.6343</text:p>
          </table:table-cell>
        </table:table-row>
        <table:table-row table:style-name="ro1">
          <table:table-cell office:value-type="string" calcext:value-type="string">
            <text:p>Min 48</text:p>
          </table:table-cell>
          <table:table-cell office:value-type="float" office:value="5084.0576" calcext:value-type="float">
            <text:p>5084.0576</text:p>
          </table:table-cell>
          <table:table-cell office:value-type="float" office:value="4915.944" calcext:value-type="float">
            <text:p>4915.944</text:p>
          </table:table-cell>
        </table:table-row>
        <table:table-row table:style-name="ro1">
          <table:table-cell office:value-type="string" calcext:value-type="string">
            <text:p>Min 49</text:p>
          </table:table-cell>
          <table:table-cell office:value-type="float" office:value="5077.333" calcext:value-type="float">
            <text:p>5077.333</text:p>
          </table:table-cell>
          <table:table-cell office:value-type="float" office:value="4922.6685" calcext:value-type="float">
            <text:p>4922.6685</text:p>
          </table:table-cell>
        </table:table-row>
        <table:table-row table:style-name="ro1">
          <table:table-cell office:value-type="string" calcext:value-type="string">
            <text:p>Min 50</text:p>
          </table:table-cell>
          <table:table-cell office:value-type="float" office:value="5071.1465" calcext:value-type="float">
            <text:p>5071.1465</text:p>
          </table:table-cell>
          <table:table-cell office:value-type="float" office:value="4928.855" calcext:value-type="float">
            <text:p>4928.855</text:p>
          </table:table-cell>
        </table:table-row>
        <table:table-row table:style-name="ro1">
          <table:table-cell office:value-type="string" calcext:value-type="string">
            <text:p>Min 51</text:p>
          </table:table-cell>
          <table:table-cell office:value-type="float" office:value="5065.455" calcext:value-type="float">
            <text:p>5065.455</text:p>
          </table:table-cell>
          <table:table-cell office:value-type="float" office:value="4934.5464" calcext:value-type="float">
            <text:p>4934.5464</text:p>
          </table:table-cell>
        </table:table-row>
        <table:table-row table:style-name="ro1">
          <table:table-cell office:value-type="string" calcext:value-type="string">
            <text:p>Min 52</text:p>
          </table:table-cell>
          <table:table-cell office:value-type="float" office:value="5060.2183" calcext:value-type="float">
            <text:p>5060.2183</text:p>
          </table:table-cell>
          <table:table-cell office:value-type="float" office:value="4939.783" calcext:value-type="float">
            <text:p>4939.783</text:p>
          </table:table-cell>
        </table:table-row>
        <table:table-row table:style-name="ro1">
          <table:table-cell office:value-type="string" calcext:value-type="string">
            <text:p>Min 53</text:p>
          </table:table-cell>
          <table:table-cell office:value-type="float" office:value="5055.401" calcext:value-type="float">
            <text:p>5055.401</text:p>
          </table:table-cell>
          <table:table-cell office:value-type="float" office:value="4944.6006" calcext:value-type="float">
            <text:p>4944.6006</text:p>
          </table:table-cell>
        </table:table-row>
        <table:table-row table:style-name="ro1">
          <table:table-cell office:value-type="string" calcext:value-type="string">
            <text:p>Min 54</text:p>
          </table:table-cell>
          <table:table-cell office:value-type="float" office:value="5050.969" calcext:value-type="float">
            <text:p>5050.969</text:p>
          </table:table-cell>
          <table:table-cell office:value-type="float" office:value="4949.0327" calcext:value-type="float">
            <text:p>4949.0327</text:p>
          </table:table-cell>
        </table:table-row>
        <table:table-row table:style-name="ro1">
          <table:table-cell office:value-type="string" calcext:value-type="string">
            <text:p>Min 55</text:p>
          </table:table-cell>
          <table:table-cell office:value-type="float" office:value="5046.8916" calcext:value-type="float">
            <text:p>5046.8916</text:p>
          </table:table-cell>
          <table:table-cell office:value-type="float" office:value="4953.11" calcext:value-type="float">
            <text:p>4953.11</text:p>
          </table:table-cell>
        </table:table-row>
        <table:table-row table:style-name="ro1">
          <table:table-cell office:value-type="string" calcext:value-type="string">
            <text:p>Min 56</text:p>
          </table:table-cell>
          <table:table-cell office:value-type="float" office:value="5043.14" calcext:value-type="float">
            <text:p>5043.14</text:p>
          </table:table-cell>
          <table:table-cell office:value-type="float" office:value="4956.8613" calcext:value-type="float">
            <text:p>4956.8613</text:p>
          </table:table-cell>
        </table:table-row>
        <table:table-row table:style-name="ro1">
          <table:table-cell office:value-type="string" calcext:value-type="string">
            <text:p>Min 57</text:p>
          </table:table-cell>
          <table:table-cell office:value-type="float" office:value="5039.689" calcext:value-type="float">
            <text:p>5039.689</text:p>
          </table:table-cell>
          <table:table-cell office:value-type="float" office:value="4960.3125" calcext:value-type="float">
            <text:p>4960.3125</text:p>
          </table:table-cell>
        </table:table-row>
        <table:table-row table:style-name="ro1">
          <table:table-cell office:value-type="string" calcext:value-type="string">
            <text:p>Min 58</text:p>
          </table:table-cell>
          <table:table-cell office:value-type="float" office:value="5036.514" calcext:value-type="float">
            <text:p>5036.514</text:p>
          </table:table-cell>
          <table:table-cell office:value-type="float" office:value="4963.4873" calcext:value-type="float">
            <text:p>4963.4873</text:p>
          </table:table-cell>
        </table:table-row>
        <table:table-row table:style-name="ro1">
          <table:table-cell office:value-type="string" calcext:value-type="string">
            <text:p>Min 59</text:p>
          </table:table-cell>
          <table:table-cell office:value-type="float" office:value="5033.593" calcext:value-type="float">
            <text:p>5033.593</text:p>
          </table:table-cell>
          <table:table-cell office:value-type="float" office:value="4966.4087" calcext:value-type="float">
            <text:p>4966.4087</text:p>
          </table:table-cell>
        </table:table-row>
        <table:table-row table:style-name="ro1">
          <table:table-cell office:value-type="string" calcext:value-type="string">
            <text:p>Min 60</text:p>
          </table:table-cell>
          <table:table-cell office:value-type="float" office:value="5030.9053" calcext:value-type="float">
            <text:p>5030.9053</text:p>
          </table:table-cell>
          <table:table-cell office:value-type="float" office:value="4969.096" calcext:value-type="float">
            <text:p>4969.096</text:p>
          </table:table-cell>
        </table:table-row>
        <table:table-row table:style-name="ro1">
          <table:table-cell office:value-type="string" calcext:value-type="string">
            <text:p>Min 61</text:p>
          </table:table-cell>
          <table:table-cell office:value-type="float" office:value="5028.433" calcext:value-type="float">
            <text:p>5028.433</text:p>
          </table:table-cell>
          <table:table-cell office:value-type="float" office:value="4971.5684" calcext:value-type="float">
            <text:p>4971.5684</text:p>
          </table:table-cell>
        </table:table-row>
        <table:table-row table:style-name="ro1">
          <table:table-cell office:value-type="string" calcext:value-type="string">
            <text:p>Min 62</text:p>
          </table:table-cell>
          <table:table-cell office:value-type="float" office:value="5026.1587" calcext:value-type="float">
            <text:p>5026.1587</text:p>
          </table:table-cell>
          <table:table-cell office:value-type="float" office:value="4973.843" calcext:value-type="float">
            <text:p>4973.843</text:p>
          </table:table-cell>
        </table:table-row>
        <table:table-row table:style-name="ro1">
          <table:table-cell office:value-type="string" calcext:value-type="string">
            <text:p>Min 63</text:p>
          </table:table-cell>
          <table:table-cell office:value-type="float" office:value="5024.066" calcext:value-type="float">
            <text:p>5024.066</text:p>
          </table:table-cell>
          <table:table-cell office:value-type="float" office:value="4975.9355" calcext:value-type="float">
            <text:p>4975.9355</text:p>
          </table:table-cell>
        </table:table-row>
        <table:table-row table:style-name="ro1">
          <table:table-cell office:value-type="string" calcext:value-type="string">
            <text:p>Min 64</text:p>
          </table:table-cell>
          <table:table-cell office:value-type="float" office:value="5022.141" calcext:value-type="float">
            <text:p>5022.141</text:p>
          </table:table-cell>
          <table:table-cell office:value-type="float" office:value="4977.8604" calcext:value-type="float">
            <text:p>4977.8604</text:p>
          </table:table-cell>
        </table:table-row>
        <table:table-row table:style-name="ro1">
          <table:table-cell office:value-type="string" calcext:value-type="string">
            <text:p>Min 65</text:p>
          </table:table-cell>
          <table:table-cell office:value-type="float" office:value="5020.37" calcext:value-type="float">
            <text:p>5020.37</text:p>
          </table:table-cell>
          <table:table-cell office:value-type="float" office:value="4979.6313" calcext:value-type="float">
            <text:p>4979.6313</text:p>
          </table:table-cell>
        </table:table-row>
        <table:table-row table:style-name="ro1">
          <table:table-cell office:value-type="string" calcext:value-type="string">
            <text:p>Min 66</text:p>
          </table:table-cell>
          <table:table-cell office:value-type="float" office:value="5018.7407" calcext:value-type="float">
            <text:p>5018.7407</text:p>
          </table:table-cell>
          <table:table-cell office:value-type="float" office:value="4981.261" calcext:value-type="float">
            <text:p>4981.261</text:p>
          </table:table-cell>
        </table:table-row>
        <table:table-row table:style-name="ro1">
          <table:table-cell office:value-type="string" calcext:value-type="string">
            <text:p>Min 67</text:p>
          </table:table-cell>
          <table:table-cell office:value-type="float" office:value="5017.2417" calcext:value-type="float">
            <text:p>5017.2417</text:p>
          </table:table-cell>
          <table:table-cell office:value-type="float" office:value="4982.76" calcext:value-type="float">
            <text:p>4982.76</text:p>
          </table:table-cell>
        </table:table-row>
        <table:table-row table:style-name="ro1">
          <table:table-cell office:value-type="string" calcext:value-type="string">
            <text:p>Min 68</text:p>
          </table:table-cell>
          <table:table-cell office:value-type="float" office:value="5015.862" calcext:value-type="float">
            <text:p>5015.862</text:p>
          </table:table-cell>
          <table:table-cell office:value-type="float" office:value="4984.1396" calcext:value-type="float">
            <text:p>4984.1396</text:p>
          </table:table-cell>
        </table:table-row>
        <table:table-row table:style-name="ro1">
          <table:table-cell office:value-type="string" calcext:value-type="string">
            <text:p>Min 69</text:p>
          </table:table-cell>
          <table:table-cell office:value-type="float" office:value="5014.593" calcext:value-type="float">
            <text:p>5014.593</text:p>
          </table:table-cell>
          <table:table-cell office:value-type="float" office:value="4985.4087" calcext:value-type="float">
            <text:p>4985.4087</text:p>
          </table:table-cell>
        </table:table-row>
        <table:table-row table:style-name="ro1">
          <table:table-cell office:value-type="string" calcext:value-type="string">
            <text:p>Min 70</text:p>
          </table:table-cell>
          <table:table-cell office:value-type="float" office:value="5013.4253" calcext:value-type="float">
            <text:p>5013.4253</text:p>
          </table:table-cell>
          <table:table-cell office:value-type="float" office:value="4986.576" calcext:value-type="float">
            <text:p>4986.576</text:p>
          </table:table-cell>
        </table:table-row>
        <table:table-row table:style-name="ro1">
          <table:table-cell office:value-type="string" calcext:value-type="string">
            <text:p>Min 71</text:p>
          </table:table-cell>
          <table:table-cell office:value-type="float" office:value="5012.3516" calcext:value-type="float">
            <text:p>5012.3516</text:p>
          </table:table-cell>
          <table:table-cell office:value-type="float" office:value="4987.65" calcext:value-type="float">
            <text:p>4987.65</text:p>
          </table:table-cell>
        </table:table-row>
        <table:table-row table:style-name="ro1">
          <table:table-cell office:value-type="string" calcext:value-type="string">
            <text:p>Min 72</text:p>
          </table:table-cell>
          <table:table-cell office:value-type="float" office:value="5011.3633" calcext:value-type="float">
            <text:p>5011.3633</text:p>
          </table:table-cell>
          <table:table-cell office:value-type="float" office:value="4988.638" calcext:value-type="float">
            <text:p>4988.638</text:p>
          </table:table-cell>
        </table:table-row>
        <table:table-row table:style-name="ro1">
          <table:table-cell office:value-type="string" calcext:value-type="string">
            <text:p>Min 73</text:p>
          </table:table-cell>
          <table:table-cell office:value-type="float" office:value="5010.4546" calcext:value-type="float">
            <text:p>5010.4546</text:p>
          </table:table-cell>
          <table:table-cell office:value-type="float" office:value="4989.547" calcext:value-type="float">
            <text:p>4989.547</text:p>
          </table:table-cell>
        </table:table-row>
        <table:table-row table:style-name="ro1">
          <table:table-cell office:value-type="string" calcext:value-type="string">
            <text:p>Min 74</text:p>
          </table:table-cell>
          <table:table-cell office:value-type="float" office:value="5009.618" calcext:value-type="float">
            <text:p>5009.618</text:p>
          </table:table-cell>
          <table:table-cell office:value-type="float" office:value="4990.3833" calcext:value-type="float">
            <text:p>4990.3833</text:p>
          </table:table-cell>
        </table:table-row>
        <table:table-row table:style-name="ro1">
          <table:table-cell office:value-type="string" calcext:value-type="string">
            <text:p>Min 75</text:p>
          </table:table-cell>
          <table:table-cell office:value-type="float" office:value="5008.8486" calcext:value-type="float">
            <text:p>5008.8486</text:p>
          </table:table-cell>
          <table:table-cell office:value-type="float" office:value="4991.153" calcext:value-type="float">
            <text:p>4991.153</text:p>
          </table:table-cell>
        </table:table-row>
        <table:table-row table:style-name="ro1">
          <table:table-cell office:value-type="string" calcext:value-type="string">
            <text:p>Min 76</text:p>
          </table:table-cell>
          <table:table-cell office:value-type="float" office:value="5008.1406" calcext:value-type="float">
            <text:p>5008.1406</text:p>
          </table:table-cell>
          <table:table-cell office:value-type="float" office:value="4991.861" calcext:value-type="float">
            <text:p>4991.861</text:p>
          </table:table-cell>
        </table:table-row>
        <table:table-row table:style-name="ro1">
          <table:table-cell office:value-type="string" calcext:value-type="string">
            <text:p>Min 77</text:p>
          </table:table-cell>
          <table:table-cell office:value-type="float" office:value="5007.4893" calcext:value-type="float">
            <text:p>5007.4893</text:p>
          </table:table-cell>
          <table:table-cell office:value-type="float" office:value="4992.512" calcext:value-type="float">
            <text:p>4992.512</text:p>
          </table:table-cell>
        </table:table-row>
        <table:table-row table:style-name="ro1">
          <table:table-cell office:value-type="string" calcext:value-type="string">
            <text:p>Min 78</text:p>
          </table:table-cell>
          <table:table-cell office:value-type="float" office:value="5006.8906" calcext:value-type="float">
            <text:p>5006.8906</text:p>
          </table:table-cell>
          <table:table-cell office:value-type="float" office:value="4993.111" calcext:value-type="float">
            <text:p>4993.111</text:p>
          </table:table-cell>
        </table:table-row>
        <table:table-row table:style-name="ro1">
          <table:table-cell office:value-type="string" calcext:value-type="string">
            <text:p>Min 79</text:p>
          </table:table-cell>
          <table:table-cell office:value-type="float" office:value="5006.3394" calcext:value-type="float">
            <text:p>5006.3394</text:p>
          </table:table-cell>
          <table:table-cell office:value-type="float" office:value="4993.662" calcext:value-type="float">
            <text:p>4993.662</text:p>
          </table:table-cell>
        </table:table-row>
        <table:table-row table:style-name="ro1">
          <table:table-cell office:value-type="string" calcext:value-type="string">
            <text:p>Min 80</text:p>
          </table:table-cell>
          <table:table-cell office:value-type="float" office:value="5005.8325" calcext:value-type="float">
            <text:p>5005.8325</text:p>
          </table:table-cell>
          <table:table-cell office:value-type="float" office:value="4994.169" calcext:value-type="float">
            <text:p>4994.169</text:p>
          </table:table-cell>
        </table:table-row>
        <table:table-row table:style-name="ro1">
          <table:table-cell office:value-type="string" calcext:value-type="string">
            <text:p>Min 81</text:p>
          </table:table-cell>
          <table:table-cell office:value-type="float" office:value="5005.366" calcext:value-type="float">
            <text:p>5005.366</text:p>
          </table:table-cell>
          <table:table-cell office:value-type="float" office:value="4994.6357" calcext:value-type="float">
            <text:p>4994.6357</text:p>
          </table:table-cell>
        </table:table-row>
        <table:table-row table:style-name="ro1">
          <table:table-cell office:value-type="string" calcext:value-type="string">
            <text:p>Min 82</text:p>
          </table:table-cell>
          <table:table-cell office:value-type="float" office:value="5004.937" calcext:value-type="float">
            <text:p>5004.937</text:p>
          </table:table-cell>
          <table:table-cell office:value-type="float" office:value="4995.0645" calcext:value-type="float">
            <text:p>4995.0645</text:p>
          </table:table-cell>
        </table:table-row>
        <table:table-row table:style-name="ro1">
          <table:table-cell office:value-type="string" calcext:value-type="string">
            <text:p>Min 83</text:p>
          </table:table-cell>
          <table:table-cell office:value-type="float" office:value="5004.542" calcext:value-type="float">
            <text:p>5004.542</text:p>
          </table:table-cell>
          <table:table-cell office:value-type="float" office:value="4995.4595" calcext:value-type="float">
            <text:p>4995.4595</text:p>
          </table:table-cell>
        </table:table-row>
        <table:table-row table:style-name="ro1">
          <table:table-cell office:value-type="string" calcext:value-type="string">
            <text:p>Min 84</text:p>
          </table:table-cell>
          <table:table-cell office:value-type="float" office:value="5004.1787" calcext:value-type="float">
            <text:p>5004.1787</text:p>
          </table:table-cell>
          <table:table-cell office:value-type="float" office:value="4995.823" calcext:value-type="float">
            <text:p>4995.823</text:p>
          </table:table-cell>
        </table:table-row>
        <table:table-row table:style-name="ro1">
          <table:table-cell office:value-type="string" calcext:value-type="string">
            <text:p>Min 85</text:p>
          </table:table-cell>
          <table:table-cell office:value-type="float" office:value="5003.8447" calcext:value-type="float">
            <text:p>5003.8447</text:p>
          </table:table-cell>
          <table:table-cell office:value-type="float" office:value="4996.157" calcext:value-type="float">
            <text:p>4996.157</text:p>
          </table:table-cell>
        </table:table-row>
        <table:table-row table:style-name="ro1">
          <table:table-cell office:value-type="string" calcext:value-type="string">
            <text:p>Min 86</text:p>
          </table:table-cell>
          <table:table-cell office:value-type="float" office:value="5003.537" calcext:value-type="float">
            <text:p>5003.537</text:p>
          </table:table-cell>
          <table:table-cell office:value-type="float" office:value="4996.4644" calcext:value-type="float">
            <text:p>4996.4644</text:p>
          </table:table-cell>
        </table:table-row>
        <table:table-row table:style-name="ro1">
          <table:table-cell office:value-type="string" calcext:value-type="string">
            <text:p>Min 87</text:p>
          </table:table-cell>
          <table:table-cell office:value-type="float" office:value="5003.254" calcext:value-type="float">
            <text:p>5003.254</text:p>
          </table:table-cell>
          <table:table-cell office:value-type="float" office:value="4996.7476" calcext:value-type="float">
            <text:p>4996.7476</text:p>
          </table:table-cell>
        </table:table-row>
        <table:table-row table:style-name="ro1">
          <table:table-cell office:value-type="string" calcext:value-type="string">
            <text:p>Min 88</text:p>
          </table:table-cell>
          <table:table-cell office:value-type="float" office:value="5002.9937" calcext:value-type="float">
            <text:p>5002.9937</text:p>
          </table:table-cell>
          <table:table-cell office:value-type="float" office:value="4997.008" calcext:value-type="float">
            <text:p>4997.008</text:p>
          </table:table-cell>
        </table:table-row>
        <table:table-row table:style-name="ro1">
          <table:table-cell office:value-type="string" calcext:value-type="string">
            <text:p>Min 89</text:p>
          </table:table-cell>
          <table:table-cell office:value-type="float" office:value="5002.754" calcext:value-type="float">
            <text:p>5002.754</text:p>
          </table:table-cell>
          <table:table-cell office:value-type="float" office:value="4997.2476" calcext:value-type="float">
            <text:p>4997.2476</text:p>
          </table:table-cell>
        </table:table-row>
        <table:table-row table:style-name="ro1">
          <table:table-cell office:value-type="string" calcext:value-type="string">
            <text:p>Min 90</text:p>
          </table:table-cell>
          <table:table-cell office:value-type="float" office:value="5002.5337" calcext:value-type="float">
            <text:p>5002.5337</text:p>
          </table:table-cell>
          <table:table-cell office:value-type="float" office:value="4997.468" calcext:value-type="float">
            <text:p>4997.468</text:p>
          </table:table-cell>
        </table:table-row>
        <table:table-row table:style-name="ro1">
          <table:table-cell office:value-type="string" calcext:value-type="string">
            <text:p>Min 91</text:p>
          </table:table-cell>
          <table:table-cell office:value-type="float" office:value="5002.331" calcext:value-type="float">
            <text:p>5002.331</text:p>
          </table:table-cell>
          <table:table-cell office:value-type="float" office:value="4997.6704" calcext:value-type="float">
            <text:p>4997.6704</text:p>
          </table:table-cell>
        </table:table-row>
        <table:table-row table:style-name="ro1">
          <table:table-cell office:value-type="string" calcext:value-type="string">
            <text:p>Min 92</text:p>
          </table:table-cell>
          <table:table-cell office:value-type="float" office:value="5002.1445" calcext:value-type="float">
            <text:p>5002.1445</text:p>
          </table:table-cell>
          <table:table-cell office:value-type="float" office:value="4997.857" calcext:value-type="float">
            <text:p>4997.857</text:p>
          </table:table-cell>
        </table:table-row>
        <table:table-row table:style-name="ro1">
          <table:table-cell office:value-type="string" calcext:value-type="string">
            <text:p>Min 93</text:p>
          </table:table-cell>
          <table:table-cell office:value-type="float" office:value="5001.973" calcext:value-type="float">
            <text:p>5001.973</text:p>
          </table:table-cell>
          <table:table-cell office:value-type="float" office:value="4998.0283" calcext:value-type="float">
            <text:p>4998.0283</text:p>
          </table:table-cell>
        </table:table-row>
        <table:table-row table:style-name="ro1">
          <table:table-cell office:value-type="string" calcext:value-type="string">
            <text:p>Min 94</text:p>
          </table:table-cell>
          <table:table-cell office:value-type="float" office:value="5001.815" calcext:value-type="float">
            <text:p>5001.815</text:p>
          </table:table-cell>
          <table:table-cell office:value-type="float" office:value="4998.1865" calcext:value-type="float">
            <text:p>4998.1865</text:p>
          </table:table-cell>
        </table:table-row>
        <table:table-row table:style-name="ro1">
          <table:table-cell office:value-type="string" calcext:value-type="string">
            <text:p>Min 95</text:p>
          </table:table-cell>
          <table:table-cell office:value-type="float" office:value="5001.67" calcext:value-type="float">
            <text:p>5001.67</text:p>
          </table:table-cell>
          <table:table-cell office:value-type="float" office:value="4998.3315" calcext:value-type="float">
            <text:p>4998.3315</text:p>
          </table:table-cell>
        </table:table-row>
        <table:table-row table:style-name="ro1">
          <table:table-cell office:value-type="string" calcext:value-type="string">
            <text:p>Min 96</text:p>
          </table:table-cell>
          <table:table-cell office:value-type="float" office:value="5001.5366" calcext:value-type="float">
            <text:p>5001.5366</text:p>
          </table:table-cell>
          <table:table-cell office:value-type="float" office:value="4998.465" calcext:value-type="float">
            <text:p>4998.465</text:p>
          </table:table-cell>
        </table:table-row>
        <table:table-row table:style-name="ro1">
          <table:table-cell office:value-type="string" calcext:value-type="string">
            <text:p>Min 97</text:p>
          </table:table-cell>
          <table:table-cell office:value-type="float" office:value="5001.4136" calcext:value-type="float">
            <text:p>5001.4136</text:p>
          </table:table-cell>
          <table:table-cell office:value-type="float" office:value="4998.588" calcext:value-type="float">
            <text:p>4998.588</text:p>
          </table:table-cell>
        </table:table-row>
        <table:table-row table:style-name="ro1">
          <table:table-cell office:value-type="string" calcext:value-type="string">
            <text:p>Min 98</text:p>
          </table:table-cell>
          <table:table-cell office:value-type="float" office:value="5001.3003" calcext:value-type="float">
            <text:p>5001.3003</text:p>
          </table:table-cell>
          <table:table-cell office:value-type="float" office:value="4998.701" calcext:value-type="float">
            <text:p>4998.701</text:p>
          </table:table-cell>
        </table:table-row>
        <table:table-row table:style-name="ro1">
          <table:table-cell office:value-type="string" calcext:value-type="string">
            <text:p>Min 99</text:p>
          </table:table-cell>
          <table:table-cell office:value-type="float" office:value="5001.1963" calcext:value-type="float">
            <text:p>5001.1963</text:p>
          </table:table-cell>
          <table:table-cell office:value-type="float" office:value="4998.805" calcext:value-type="float">
            <text:p>4998.805</text:p>
          </table:table-cell>
        </table:table-row>
        <table:table-row table:style-name="ro1">
          <table:table-cell office:value-type="string" calcext:value-type="string">
            <text:p>Min 100</text:p>
          </table:table-cell>
          <table:table-cell office:value-type="float" office:value="5001.101" calcext:value-type="float">
            <text:p>5001.101</text:p>
          </table:table-cell>
          <table:table-cell office:value-type="float" office:value="4998.9004" calcext:value-type="float">
            <text:p>4998.9004</text:p>
          </table:table-cell>
        </table:table-row>
        <table:table-row table:style-name="ro1">
          <table:table-cell office:value-type="string" calcext:value-type="string">
            <text:p>Min 101</text:p>
          </table:table-cell>
          <table:table-cell office:value-type="float" office:value="5001.013" calcext:value-type="float">
            <text:p>5001.013</text:p>
          </table:table-cell>
          <table:table-cell office:value-type="float" office:value="4998.9883" calcext:value-type="float">
            <text:p>4998.9883</text:p>
          </table:table-cell>
        </table:table-row>
        <table:table-row table:style-name="ro1">
          <table:table-cell office:value-type="string" calcext:value-type="string">
            <text:p>Min 102</text:p>
          </table:table-cell>
          <table:table-cell office:value-type="float" office:value="5000.932" calcext:value-type="float">
            <text:p>5000.932</text:p>
          </table:table-cell>
          <table:table-cell office:value-type="float" office:value="4999.0693" calcext:value-type="float">
            <text:p>4999.0693</text:p>
          </table:table-cell>
        </table:table-row>
        <table:table-row table:style-name="ro1">
          <table:table-cell office:value-type="string" calcext:value-type="string">
            <text:p>Min 103</text:p>
          </table:table-cell>
          <table:table-cell office:value-type="float" office:value="5000.8574" calcext:value-type="float">
            <text:p>5000.8574</text:p>
          </table:table-cell>
          <table:table-cell office:value-type="float" office:value="4999.144" calcext:value-type="float">
            <text:p>4999.144</text:p>
          </table:table-cell>
        </table:table-row>
        <table:table-row table:style-name="ro1">
          <table:table-cell office:value-type="string" calcext:value-type="string">
            <text:p>Min 104</text:p>
          </table:table-cell>
          <table:table-cell office:value-type="float" office:value="5000.789" calcext:value-type="float">
            <text:p>5000.789</text:p>
          </table:table-cell>
          <table:table-cell office:value-type="float" office:value="4999.2124" calcext:value-type="float">
            <text:p>4999.2124</text:p>
          </table:table-cell>
        </table:table-row>
        <table:table-row table:style-name="ro1">
          <table:table-cell office:value-type="string" calcext:value-type="string">
            <text:p>Min 105</text:p>
          </table:table-cell>
          <table:table-cell office:value-type="float" office:value="5000.726" calcext:value-type="float">
            <text:p>5000.726</text:p>
          </table:table-cell>
          <table:table-cell office:value-type="float" office:value="4999.2754" calcext:value-type="float">
            <text:p>4999.2754</text:p>
          </table:table-cell>
        </table:table-row>
        <table:table-row table:style-name="ro1">
          <table:table-cell office:value-type="string" calcext:value-type="string">
            <text:p>Min 106</text:p>
          </table:table-cell>
          <table:table-cell office:value-type="float" office:value="5000.668" calcext:value-type="float">
            <text:p>5000.668</text:p>
          </table:table-cell>
          <table:table-cell office:value-type="float" office:value="4999.3335" calcext:value-type="float">
            <text:p>4999.3335</text:p>
          </table:table-cell>
        </table:table-row>
        <table:table-row table:style-name="ro1">
          <table:table-cell office:value-type="string" calcext:value-type="string">
            <text:p>Min 107</text:p>
          </table:table-cell>
          <table:table-cell office:value-type="float" office:value="5000.6143" calcext:value-type="float">
            <text:p>5000.6143</text:p>
          </table:table-cell>
          <table:table-cell office:value-type="float" office:value="4999.387" calcext:value-type="float">
            <text:p>4999.387</text:p>
          </table:table-cell>
        </table:table-row>
        <table:table-row table:style-name="ro1">
          <table:table-cell office:value-type="string" calcext:value-type="string">
            <text:p>Min 108</text:p>
          </table:table-cell>
          <table:table-cell office:value-type="float" office:value="5000.5654" calcext:value-type="float">
            <text:p>5000.5654</text:p>
          </table:table-cell>
          <table:table-cell office:value-type="float" office:value="4999.436" calcext:value-type="float">
            <text:p>4999.436</text:p>
          </table:table-cell>
        </table:table-row>
        <table:table-row table:style-name="ro1">
          <table:table-cell office:value-type="string" calcext:value-type="string">
            <text:p>Min 109</text:p>
          </table:table-cell>
          <table:table-cell office:value-type="float" office:value="5000.5205" calcext:value-type="float">
            <text:p>5000.5205</text:p>
          </table:table-cell>
          <table:table-cell office:value-type="float" office:value="4999.481" calcext:value-type="float">
            <text:p>4999.481</text:p>
          </table:table-cell>
        </table:table-row>
        <table:table-row table:style-name="ro1">
          <table:table-cell office:value-type="string" calcext:value-type="string">
            <text:p>Min 110</text:p>
          </table:table-cell>
          <table:table-cell office:value-type="float" office:value="5000.479" calcext:value-type="float">
            <text:p>5000.479</text:p>
          </table:table-cell>
          <table:table-cell office:value-type="float" office:value="4999.5225" calcext:value-type="float">
            <text:p>4999.5225</text:p>
          </table:table-cell>
        </table:table-row>
        <table:table-row table:style-name="ro1">
          <table:table-cell office:value-type="string" calcext:value-type="string">
            <text:p>Min 111</text:p>
          </table:table-cell>
          <table:table-cell office:value-type="float" office:value="5000.4404" calcext:value-type="float">
            <text:p>5000.4404</text:p>
          </table:table-cell>
          <table:table-cell office:value-type="float" office:value="4999.561" calcext:value-type="float">
            <text:p>4999.561</text:p>
          </table:table-cell>
        </table:table-row>
        <table:table-row table:style-name="ro1">
          <table:table-cell office:value-type="string" calcext:value-type="string">
            <text:p>Min 112</text:p>
          </table:table-cell>
          <table:table-cell office:value-type="float" office:value="5000.4053" calcext:value-type="float">
            <text:p>5000.4053</text:p>
          </table:table-cell>
          <table:table-cell office:value-type="float" office:value="4999.596" calcext:value-type="float">
            <text:p>4999.596</text:p>
          </table:table-cell>
        </table:table-row>
        <table:table-row table:style-name="ro1">
          <table:table-cell office:value-type="string" calcext:value-type="string">
            <text:p>Min 113</text:p>
          </table:table-cell>
          <table:table-cell office:value-type="float" office:value="5000.373" calcext:value-type="float">
            <text:p>5000.373</text:p>
          </table:table-cell>
          <table:table-cell office:value-type="float" office:value="4999.6284" calcext:value-type="float">
            <text:p>4999.6284</text:p>
          </table:table-cell>
        </table:table-row>
        <table:table-row table:style-name="ro1">
          <table:table-cell office:value-type="string" calcext:value-type="string">
            <text:p>Min 114</text:p>
          </table:table-cell>
          <table:table-cell office:value-type="float" office:value="5000.343" calcext:value-type="float">
            <text:p>5000.343</text:p>
          </table:table-cell>
          <table:table-cell office:value-type="float" office:value="4999.6587" calcext:value-type="float">
            <text:p>4999.6587</text:p>
          </table:table-cell>
        </table:table-row>
        <table:table-row table:style-name="ro1">
          <table:table-cell office:value-type="string" calcext:value-type="string">
            <text:p>Min 115</text:p>
          </table:table-cell>
          <table:table-cell office:value-type="float" office:value="5000.3154" calcext:value-type="float">
            <text:p>5000.3154</text:p>
          </table:table-cell>
          <table:table-cell office:value-type="float" office:value="4999.686" calcext:value-type="float">
            <text:p>4999.686</text:p>
          </table:table-cell>
        </table:table-row>
        <table:table-row table:style-name="ro1">
          <table:table-cell office:value-type="string" calcext:value-type="string">
            <text:p>Min 116</text:p>
          </table:table-cell>
          <table:table-cell office:value-type="float" office:value="5000.2905" calcext:value-type="float">
            <text:p>5000.2905</text:p>
          </table:table-cell>
          <table:table-cell office:value-type="float" office:value="4999.711" calcext:value-type="float">
            <text:p>4999.711</text:p>
          </table:table-cell>
        </table:table-row>
        <table:table-row table:style-name="ro1">
          <table:table-cell office:value-type="string" calcext:value-type="string">
            <text:p>Min 117</text:p>
          </table:table-cell>
          <table:table-cell office:value-type="float" office:value="5000.2676" calcext:value-type="float">
            <text:p>5000.2676</text:p>
          </table:table-cell>
          <table:table-cell office:value-type="float" office:value="4999.734" calcext:value-type="float">
            <text:p>4999.734</text:p>
          </table:table-cell>
        </table:table-row>
        <table:table-row table:style-name="ro1">
          <table:table-cell office:value-type="string" calcext:value-type="string">
            <text:p>Min 118</text:p>
          </table:table-cell>
          <table:table-cell office:value-type="float" office:value="5000.246" calcext:value-type="float">
            <text:p>5000.246</text:p>
          </table:table-cell>
          <table:table-cell office:value-type="float" office:value="4999.7554" calcext:value-type="float">
            <text:p>4999.7554</text:p>
          </table:table-cell>
        </table:table-row>
        <table:table-row table:style-name="ro1">
          <table:table-cell office:value-type="string" calcext:value-type="string">
            <text:p>Min 119</text:p>
          </table:table-cell>
          <table:table-cell office:value-type="float" office:value="5000.2266" calcext:value-type="float">
            <text:p>5000.2266</text:p>
          </table:table-cell>
          <table:table-cell office:value-type="float" office:value="4999.775" calcext:value-type="float">
            <text:p>4999.775</text:p>
          </table:table-cell>
        </table:table-row>
        <table:table-row table:style-name="ro1">
          <table:table-cell office:value-type="string" calcext:value-type="string">
            <text:p>Min 120</text:p>
          </table:table-cell>
          <table:table-cell office:value-type="float" office:value="5000.2085" calcext:value-type="float">
            <text:p>5000.2085</text:p>
          </table:table-cell>
          <table:table-cell office:value-type="float" office:value="4999.793" calcext:value-type="float">
            <text:p>4999.793</text:p>
          </table:table-cell>
        </table:table-row>
        <table:table-row table:style-name="ro1">
          <table:table-cell office:value-type="string" calcext:value-type="string">
            <text:p>Min 121</text:p>
          </table:table-cell>
          <table:table-cell office:value-type="float" office:value="5000.192" calcext:value-type="float">
            <text:p>5000.192</text:p>
          </table:table-cell>
          <table:table-cell office:value-type="float" office:value="4999.8096" calcext:value-type="float">
            <text:p>4999.8096</text:p>
          </table:table-cell>
        </table:table-row>
        <table:table-row table:style-name="ro1">
          <table:table-cell office:value-type="string" calcext:value-type="string">
            <text:p>Min 122</text:p>
          </table:table-cell>
          <table:table-cell office:value-type="float" office:value="5000.1763" calcext:value-type="float">
            <text:p>5000.1763</text:p>
          </table:table-cell>
          <table:table-cell office:value-type="float" office:value="4999.825" calcext:value-type="float">
            <text:p>4999.825</text:p>
          </table:table-cell>
        </table:table-row>
        <table:table-row table:style-name="ro1">
          <table:table-cell office:value-type="string" calcext:value-type="string">
            <text:p>Min 123</text:p>
          </table:table-cell>
          <table:table-cell office:value-type="float" office:value="5000.1626" calcext:value-type="float">
            <text:p>5000.1626</text:p>
          </table:table-cell>
          <table:table-cell office:value-type="float" office:value="4999.839" calcext:value-type="float">
            <text:p>4999.839</text:p>
          </table:table-cell>
        </table:table-row>
        <table:table-row table:style-name="ro1">
          <table:table-cell office:value-type="string" calcext:value-type="string">
            <text:p>Min 124</text:p>
          </table:table-cell>
          <table:table-cell office:value-type="float" office:value="5000.1494" calcext:value-type="float">
            <text:p>5000.1494</text:p>
          </table:table-cell>
          <table:table-cell office:value-type="float" office:value="4999.852" calcext:value-type="float">
            <text:p>4999.852</text:p>
          </table:table-cell>
        </table:table-row>
        <table:table-row table:style-name="ro1">
          <table:table-cell office:value-type="string" calcext:value-type="string">
            <text:p>Min 125</text:p>
          </table:table-cell>
          <table:table-cell office:value-type="float" office:value="5000.1377" calcext:value-type="float">
            <text:p>5000.1377</text:p>
          </table:table-cell>
          <table:table-cell office:value-type="float" office:value="4999.864" calcext:value-type="float">
            <text:p>4999.864</text:p>
          </table:table-cell>
        </table:table-row>
        <table:table-row table:style-name="ro1">
          <table:table-cell office:value-type="string" calcext:value-type="string">
            <text:p>Min 126</text:p>
          </table:table-cell>
          <table:table-cell office:value-type="float" office:value="5000.1265" calcext:value-type="float">
            <text:p>5000.1265</text:p>
          </table:table-cell>
          <table:table-cell office:value-type="float" office:value="4999.875" calcext:value-type="float">
            <text:p>4999.875</text:p>
          </table:table-cell>
        </table:table-row>
        <table:table-row table:style-name="ro1">
          <table:table-cell office:value-type="string" calcext:value-type="string">
            <text:p>Min 127</text:p>
          </table:table-cell>
          <table:table-cell office:value-type="float" office:value="5000.1167" calcext:value-type="float">
            <text:p>5000.1167</text:p>
          </table:table-cell>
          <table:table-cell office:value-type="float" office:value="4999.885" calcext:value-type="float">
            <text:p>4999.885</text:p>
          </table:table-cell>
        </table:table-row>
        <table:table-row table:style-name="ro1">
          <table:table-cell office:value-type="string" calcext:value-type="string">
            <text:p>Min 128</text:p>
          </table:table-cell>
          <table:table-cell office:value-type="float" office:value="5000.107" calcext:value-type="float">
            <text:p>5000.107</text:p>
          </table:table-cell>
          <table:table-cell office:value-type="float" office:value="4999.8945" calcext:value-type="float">
            <text:p>4999.8945</text:p>
          </table:table-cell>
        </table:table-row>
        <table:table-row table:style-name="ro1">
          <table:table-cell office:value-type="string" calcext:value-type="string">
            <text:p>Min 129</text:p>
          </table:table-cell>
          <table:table-cell office:value-type="float" office:value="5000.0986" calcext:value-type="float">
            <text:p>5000.0986</text:p>
          </table:table-cell>
          <table:table-cell office:value-type="float" office:value="4999.903" calcext:value-type="float">
            <text:p>4999.903</text:p>
          </table:table-cell>
        </table:table-row>
        <table:table-row table:style-name="ro1">
          <table:table-cell office:value-type="string" calcext:value-type="string">
            <text:p>Min 130</text:p>
          </table:table-cell>
          <table:table-cell office:value-type="float" office:value="5000.0903" calcext:value-type="float">
            <text:p>5000.0903</text:p>
          </table:table-cell>
          <table:table-cell office:value-type="float" office:value="4999.911" calcext:value-type="float">
            <text:p>4999.911</text:p>
          </table:table-cell>
        </table:table-row>
        <table:table-row table:style-name="ro1">
          <table:table-cell office:value-type="string" calcext:value-type="string">
            <text:p>Min 131</text:p>
          </table:table-cell>
          <table:table-cell office:value-type="float" office:value="5000.0835" calcext:value-type="float">
            <text:p>5000.0835</text:p>
          </table:table-cell>
          <table:table-cell office:value-type="float" office:value="4999.918" calcext:value-type="float">
            <text:p>4999.918</text:p>
          </table:table-cell>
        </table:table-row>
        <table:table-row table:style-name="ro1">
          <table:table-cell office:value-type="string" calcext:value-type="string">
            <text:p>Min 132</text:p>
          </table:table-cell>
          <table:table-cell office:value-type="float" office:value="5000.077" calcext:value-type="float">
            <text:p>5000.077</text:p>
          </table:table-cell>
          <table:table-cell office:value-type="float" office:value="4999.9243" calcext:value-type="float">
            <text:p>4999.9243</text:p>
          </table:table-cell>
        </table:table-row>
        <table:table-row table:style-name="ro1">
          <table:table-cell office:value-type="string" calcext:value-type="string">
            <text:p>Min 133</text:p>
          </table:table-cell>
          <table:table-cell office:value-type="float" office:value="5000.071" calcext:value-type="float">
            <text:p>5000.071</text:p>
          </table:table-cell>
          <table:table-cell office:value-type="float" office:value="4999.9307" calcext:value-type="float">
            <text:p>4999.9307</text:p>
          </table:table-cell>
        </table:table-row>
        <table:table-row table:style-name="ro1">
          <table:table-cell office:value-type="string" calcext:value-type="string">
            <text:p>Min 134</text:p>
          </table:table-cell>
          <table:table-cell office:value-type="float" office:value="5000.0654" calcext:value-type="float">
            <text:p>5000.0654</text:p>
          </table:table-cell>
          <table:table-cell office:value-type="float" office:value="4999.936" calcext:value-type="float">
            <text:p>4999.936</text:p>
          </table:table-cell>
        </table:table-row>
        <table:table-row table:style-name="ro1">
          <table:table-cell office:value-type="string" calcext:value-type="string">
            <text:p>Min 135</text:p>
          </table:table-cell>
          <table:table-cell office:value-type="float" office:value="5000.0605" calcext:value-type="float">
            <text:p>5000.0605</text:p>
          </table:table-cell>
          <table:table-cell office:value-type="float" office:value="4999.941" calcext:value-type="float">
            <text:p>4999.941</text:p>
          </table:table-cell>
        </table:table-row>
        <table:table-row table:style-name="ro1">
          <table:table-cell office:value-type="string" calcext:value-type="string">
            <text:p>Min 136</text:p>
          </table:table-cell>
          <table:table-cell office:value-type="float" office:value="5000.0557" calcext:value-type="float">
            <text:p>5000.0557</text:p>
          </table:table-cell>
          <table:table-cell office:value-type="float" office:value="4999.946" calcext:value-type="float">
            <text:p>4999.946</text:p>
          </table:table-cell>
        </table:table-row>
        <table:table-row table:style-name="ro1">
          <table:table-cell office:value-type="string" calcext:value-type="string">
            <text:p>Min 137</text:p>
          </table:table-cell>
          <table:table-cell office:value-type="float" office:value="5000.051" calcext:value-type="float">
            <text:p>5000.051</text:p>
          </table:table-cell>
          <table:table-cell office:value-type="float" office:value="4999.9507" calcext:value-type="float">
            <text:p>4999.9507</text:p>
          </table:table-cell>
        </table:table-row>
        <table:table-row table:style-name="ro1">
          <table:table-cell office:value-type="string" calcext:value-type="string">
            <text:p>Min 138</text:p>
          </table:table-cell>
          <table:table-cell office:value-type="float" office:value="5000.047" calcext:value-type="float">
            <text:p>5000.047</text:p>
          </table:table-cell>
          <table:table-cell office:value-type="float" office:value="4999.9546" calcext:value-type="float">
            <text:p>4999.9546</text:p>
          </table:table-cell>
        </table:table-row>
        <table:table-row table:style-name="ro1">
          <table:table-cell office:value-type="string" calcext:value-type="string">
            <text:p>Min 139</text:p>
          </table:table-cell>
          <table:table-cell office:value-type="float" office:value="5000.0435" calcext:value-type="float">
            <text:p>5000.0435</text:p>
          </table:table-cell>
          <table:table-cell office:value-type="float" office:value="4999.958" calcext:value-type="float">
            <text:p>4999.958</text:p>
          </table:table-cell>
        </table:table-row>
        <table:table-row table:style-name="ro1">
          <table:table-cell office:value-type="string" calcext:value-type="string">
            <text:p>Min 140</text:p>
          </table:table-cell>
          <table:table-cell office:value-type="float" office:value="5000.04" calcext:value-type="float">
            <text:p>5000.04</text:p>
          </table:table-cell>
          <table:table-cell office:value-type="float" office:value="4999.9614" calcext:value-type="float">
            <text:p>4999.9614</text:p>
          </table:table-cell>
        </table:table-row>
        <table:table-row table:style-name="ro1">
          <table:table-cell office:value-type="string" calcext:value-type="string">
            <text:p>Min 141</text:p>
          </table:table-cell>
          <table:table-cell office:value-type="float" office:value="5000.037" calcext:value-type="float">
            <text:p>5000.037</text:p>
          </table:table-cell>
          <table:table-cell office:value-type="float" office:value="4999.9644" calcext:value-type="float">
            <text:p>4999.9644</text:p>
          </table:table-cell>
        </table:table-row>
        <table:table-row table:style-name="ro1">
          <table:table-cell office:value-type="string" calcext:value-type="string">
            <text:p>Min 142</text:p>
          </table:table-cell>
          <table:table-cell office:value-type="float" office:value="5000.034" calcext:value-type="float">
            <text:p>5000.034</text:p>
          </table:table-cell>
          <table:table-cell office:value-type="float" office:value="4999.9673" calcext:value-type="float">
            <text:p>4999.9673</text:p>
          </table:table-cell>
        </table:table-row>
        <table:table-row table:style-name="ro1">
          <table:table-cell office:value-type="string" calcext:value-type="string">
            <text:p>Min 143</text:p>
          </table:table-cell>
          <table:table-cell office:value-type="float" office:value="5000.0317" calcext:value-type="float">
            <text:p>5000.0317</text:p>
          </table:table-cell>
          <table:table-cell office:value-type="float" office:value="4999.97" calcext:value-type="float">
            <text:p>4999.97</text:p>
          </table:table-cell>
        </table:table-row>
        <table:table-row table:style-name="ro1">
          <table:table-cell office:value-type="string" calcext:value-type="string">
            <text:p>Min 144</text:p>
          </table:table-cell>
          <table:table-cell office:value-type="float" office:value="5000.029" calcext:value-type="float">
            <text:p>5000.029</text:p>
          </table:table-cell>
          <table:table-cell office:value-type="float" office:value="4999.9727" calcext:value-type="float">
            <text:p>4999.9727</text:p>
          </table:table-cell>
        </table:table-row>
        <table:table-row table:style-name="ro1">
          <table:table-cell office:value-type="string" calcext:value-type="string">
            <text:p>Min 145</text:p>
          </table:table-cell>
          <table:table-cell office:value-type="float" office:value="5000.027" calcext:value-type="float">
            <text:p>5000.027</text:p>
          </table:table-cell>
          <table:table-cell office:value-type="float" office:value="4999.9746" calcext:value-type="float">
            <text:p>4999.9746</text:p>
          </table:table-cell>
        </table:table-row>
        <table:table-row table:style-name="ro1">
          <table:table-cell office:value-type="string" calcext:value-type="string">
            <text:p>Min 146</text:p>
          </table:table-cell>
          <table:table-cell office:value-type="float" office:value="5000.025" calcext:value-type="float">
            <text:p>5000.025</text:p>
          </table:table-cell>
          <table:table-cell office:value-type="float" office:value="4999.9766" calcext:value-type="float">
            <text:p>4999.9766</text:p>
          </table:table-cell>
        </table:table-row>
        <table:table-row table:style-name="ro1">
          <table:table-cell office:value-type="string" calcext:value-type="string">
            <text:p>Min 147</text:p>
          </table:table-cell>
          <table:table-cell office:value-type="float" office:value="5000.023" calcext:value-type="float">
            <text:p>5000.023</text:p>
          </table:table-cell>
          <table:table-cell office:value-type="float" office:value="4999.9785" calcext:value-type="float">
            <text:p>4999.9785</text:p>
          </table:table-cell>
        </table:table-row>
        <table:table-row table:style-name="ro1">
          <table:table-cell office:value-type="string" calcext:value-type="string">
            <text:p>Min 148</text:p>
          </table:table-cell>
          <table:table-cell office:value-type="float" office:value="5000.021" calcext:value-type="float">
            <text:p>5000.021</text:p>
          </table:table-cell>
          <table:table-cell office:value-type="float" office:value="4999.9805" calcext:value-type="float">
            <text:p>4999.9805</text:p>
          </table:table-cell>
        </table:table-row>
        <table:table-row table:style-name="ro1">
          <table:table-cell office:value-type="string" calcext:value-type="string">
            <text:p>Min 149</text:p>
          </table:table-cell>
          <table:table-cell office:value-type="float" office:value="5000.0195" calcext:value-type="float">
            <text:p>5000.0195</text:p>
          </table:table-cell>
          <table:table-cell office:value-type="float" office:value="4999.982" calcext:value-type="float">
            <text:p>4999.982</text:p>
          </table:table-cell>
        </table:table-row>
        <table:table-row table:style-name="ro1">
          <table:table-cell office:value-type="string" calcext:value-type="string">
            <text:p>Min 150</text:p>
          </table:table-cell>
          <table:table-cell office:value-type="float" office:value="5000.018" calcext:value-type="float">
            <text:p>5000.018</text:p>
          </table:table-cell>
          <table:table-cell office:value-type="float" office:value="4999.9834" calcext:value-type="float">
            <text:p>4999.9834</text:p>
          </table:table-cell>
        </table:table-row>
        <table:table-row table:style-name="ro1">
          <table:table-cell office:value-type="string" calcext:value-type="string">
            <text:p>Min 151</text:p>
          </table:table-cell>
          <table:table-cell office:value-type="float" office:value="5000.0166" calcext:value-type="float">
            <text:p>5000.0166</text:p>
          </table:table-cell>
          <table:table-cell office:value-type="float" office:value="4999.985" calcext:value-type="float">
            <text:p>4999.985</text:p>
          </table:table-cell>
        </table:table-row>
        <table:table-row table:style-name="ro1">
          <table:table-cell office:value-type="string" calcext:value-type="string">
            <text:p>Min 152</text:p>
          </table:table-cell>
          <table:table-cell office:value-type="float" office:value="5000.015" calcext:value-type="float">
            <text:p>5000.015</text:p>
          </table:table-cell>
          <table:table-cell office:value-type="float" office:value="4999.9863" calcext:value-type="float">
            <text:p>4999.9863</text:p>
          </table:table-cell>
        </table:table-row>
        <table:table-row table:style-name="ro1">
          <table:table-cell office:value-type="string" calcext:value-type="string">
            <text:p>Min 153</text:p>
          </table:table-cell>
          <table:table-cell office:value-type="float" office:value="5000.014" calcext:value-type="float">
            <text:p>5000.014</text:p>
          </table:table-cell>
          <table:table-cell office:value-type="float" office:value="4999.9873" calcext:value-type="float">
            <text:p>4999.9873</text:p>
          </table:table-cell>
        </table:table-row>
        <table:table-row table:style-name="ro1">
          <table:table-cell office:value-type="string" calcext:value-type="string">
            <text:p>Min 154</text:p>
          </table:table-cell>
          <table:table-cell office:value-type="float" office:value="5000.013" calcext:value-type="float">
            <text:p>5000.013</text:p>
          </table:table-cell>
          <table:table-cell office:value-type="float" office:value="4999.9883" calcext:value-type="float">
            <text:p>4999.9883</text:p>
          </table:table-cell>
        </table:table-row>
        <table:table-row table:style-name="ro1">
          <table:table-cell office:value-type="string" calcext:value-type="string">
            <text:p>Min 155</text:p>
          </table:table-cell>
          <table:table-cell office:value-type="float" office:value="5000.012" calcext:value-type="float">
            <text:p>5000.012</text:p>
          </table:table-cell>
          <table:table-cell office:value-type="float" office:value="4999.9893" calcext:value-type="float">
            <text:p>4999.9893</text:p>
          </table:table-cell>
        </table:table-row>
        <table:table-row table:style-name="ro1">
          <table:table-cell office:value-type="string" calcext:value-type="string">
            <text:p>Min 156</text:p>
          </table:table-cell>
          <table:table-cell office:value-type="float" office:value="5000.011" calcext:value-type="float">
            <text:p>5000.011</text:p>
          </table:table-cell>
          <table:table-cell office:value-type="float" office:value="4999.9907" calcext:value-type="float">
            <text:p>4999.9907</text:p>
          </table:table-cell>
        </table:table-row>
        <table:table-row table:style-name="ro1">
          <table:table-cell office:value-type="string" calcext:value-type="string">
            <text:p>Min 157</text:p>
          </table:table-cell>
          <table:table-cell office:value-type="float" office:value="5000.01" calcext:value-type="float">
            <text:p>5000.01</text:p>
          </table:table-cell>
          <table:table-cell office:value-type="float" office:value="4999.9917" calcext:value-type="float">
            <text:p>4999.9917</text:p>
          </table:table-cell>
        </table:table-row>
        <table:table-row table:style-name="ro1">
          <table:table-cell office:value-type="string" calcext:value-type="string">
            <text:p>Min 158</text:p>
          </table:table-cell>
          <table:table-cell office:value-type="float" office:value="5000.0093" calcext:value-type="float">
            <text:p>5000.0093</text:p>
          </table:table-cell>
          <table:table-cell office:value-type="float" office:value="4999.992" calcext:value-type="float">
            <text:p>4999.992</text:p>
          </table:table-cell>
        </table:table-row>
        <table:table-row table:style-name="ro1">
          <table:table-cell office:value-type="string" calcext:value-type="string">
            <text:p>Min 159</text:p>
          </table:table-cell>
          <table:table-cell office:value-type="float" office:value="5000.009" calcext:value-type="float">
            <text:p>5000.009</text:p>
          </table:table-cell>
          <table:table-cell office:value-type="float" office:value="4999.9927" calcext:value-type="float">
            <text:p>4999.9927</text:p>
          </table:table-cell>
        </table:table-row>
        <table:table-row table:style-name="ro1">
          <table:table-cell office:value-type="string" calcext:value-type="string">
            <text:p>Min 160</text:p>
          </table:table-cell>
          <table:table-cell office:value-type="float" office:value="5000.0083" calcext:value-type="float">
            <text:p>5000.0083</text:p>
          </table:table-cell>
          <table:table-cell office:value-type="float" office:value="4999.993" calcext:value-type="float">
            <text:p>4999.993</text:p>
          </table:table-cell>
        </table:table-row>
        <table:table-row table:style-name="ro1">
          <table:table-cell office:value-type="string" calcext:value-type="string">
            <text:p>Min 161</text:p>
          </table:table-cell>
          <table:table-cell office:value-type="float" office:value="5000.008" calcext:value-type="float">
            <text:p>5000.008</text:p>
          </table:table-cell>
          <table:table-cell office:value-type="float" office:value="4999.9937" calcext:value-type="float">
            <text:p>4999.9937</text:p>
          </table:table-cell>
        </table:table-row>
        <table:table-row table:style-name="ro1">
          <table:table-cell office:value-type="string" calcext:value-type="string">
            <text:p>Min 162</text:p>
          </table:table-cell>
          <table:table-cell office:value-type="float" office:value="5000.0073" calcext:value-type="float">
            <text:p>5000.0073</text:p>
          </table:table-cell>
          <table:table-cell office:value-type="float" office:value="4999.994" calcext:value-type="float">
            <text:p>4999.994</text:p>
          </table:table-cell>
        </table:table-row>
        <table:table-row table:style-name="ro1">
          <table:table-cell office:value-type="string" calcext:value-type="string">
            <text:p>Min 163</text:p>
          </table:table-cell>
          <table:table-cell office:value-type="float" office:value="5000.007" calcext:value-type="float">
            <text:p>5000.007</text:p>
          </table:table-cell>
          <table:table-cell office:value-type="float" office:value="4999.9946" calcext:value-type="float">
            <text:p>4999.9946</text:p>
          </table:table-cell>
        </table:table-row>
        <table:table-row table:style-name="ro1">
          <table:table-cell office:value-type="string" calcext:value-type="string">
            <text:p>Min 164</text:p>
          </table:table-cell>
          <table:table-cell office:value-type="float" office:value="5000.0063" calcext:value-type="float">
            <text:p>5000.0063</text:p>
          </table:table-cell>
          <table:table-cell office:value-type="float" office:value="4999.995" calcext:value-type="float">
            <text:p>4999.995</text:p>
          </table:table-cell>
        </table:table-row>
        <table:table-row table:style-name="ro1">
          <table:table-cell office:value-type="string" calcext:value-type="string">
            <text:p>Min 165</text:p>
          </table:table-cell>
          <table:table-cell office:value-type="float" office:value="5000.006" calcext:value-type="float">
            <text:p>5000.006</text:p>
          </table:table-cell>
          <table:table-cell office:value-type="float" office:value="4999.9956" calcext:value-type="float">
            <text:p>4999.9956</text:p>
          </table:table-cell>
        </table:table-row>
        <table:table-row table:style-name="ro1">
          <table:table-cell office:value-type="string" calcext:value-type="string">
            <text:p>Min 166</text:p>
          </table:table-cell>
          <table:table-cell office:value-type="float" office:value="5000.0054" calcext:value-type="float">
            <text:p>5000.0054</text:p>
          </table:table-cell>
          <table:table-cell office:value-type="float" office:value="4999.996" calcext:value-type="float">
            <text:p>4999.996</text:p>
          </table:table-cell>
        </table:table-row>
        <table:table-row table:style-name="ro1">
          <table:table-cell office:value-type="string" calcext:value-type="string">
            <text:p>Min 167</text:p>
          </table:table-cell>
          <table:table-cell office:value-type="float" office:value="5000.005" calcext:value-type="float">
            <text:p>5000.005</text:p>
          </table:table-cell>
          <table:table-cell office:value-type="float" office:value="4999.9966" calcext:value-type="float">
            <text:p>4999.9966</text:p>
          </table:table-cell>
        </table:table-row>
        <table:table-row table:style-name="ro1">
          <table:table-cell office:value-type="string" calcext:value-type="string">
            <text:p>Min 168</text:p>
          </table:table-cell>
          <table:table-cell office:value-type="float" office:value="5000.0044" calcext:value-type="float">
            <text:p>5000.0044</text:p>
          </table:table-cell>
          <table:table-cell office:value-type="float" office:value="4999.997" calcext:value-type="float">
            <text:p>4999.997</text:p>
          </table:table-cell>
        </table:table-row>
        <table:table-row table:style-name="ro1">
          <table:table-cell office:value-type="string" calcext:value-type="string">
            <text:p>Min 169</text:p>
          </table:table-cell>
          <table:table-cell office:value-type="float" office:value="5000.004" calcext:value-type="float">
            <text:p>5000.004</text:p>
          </table:table-cell>
          <table:table-cell office:value-type="float" office:value="4999.9976" calcext:value-type="float">
            <text:p>4999.9976</text:p>
          </table:table-cell>
        </table:table-row>
        <table:table-row table:style-name="ro1">
          <table:table-cell office:value-type="string" calcext:value-type="string">
            <text:p>Min 17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7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7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7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7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7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7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7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7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7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8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8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8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8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8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8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8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8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8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8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9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9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9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9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9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9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9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9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9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19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0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0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0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0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0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0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0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0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0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0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1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1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1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1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1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1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1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1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1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1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2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2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2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2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2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2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2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2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2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2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3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3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3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3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3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3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3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3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3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3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4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4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4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4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4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4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4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4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4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4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5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5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5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5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5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5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5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5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5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5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6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6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6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6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6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6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6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6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6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6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7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7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7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7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7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7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7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7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7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7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8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8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8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8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8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8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8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8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8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8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9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9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9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9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9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9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9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9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9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29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0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0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0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0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0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0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0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0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0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0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1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1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1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1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1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1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1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1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1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1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2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2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2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2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2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2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2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2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2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2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3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3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3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3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3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3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3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3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3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3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4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4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4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4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4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4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4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4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4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4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50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51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52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53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54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55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56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57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58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  <table:table-row table:style-name="ro1">
          <table:table-cell office:value-type="string" calcext:value-type="string">
            <text:p>Min 359</text:p>
          </table:table-cell>
          <table:table-cell office:value-type="float" office:value="5000.0034" calcext:value-type="float">
            <text:p>5000.0034</text:p>
          </table:table-cell>
          <table:table-cell office:value-type="float" office:value="4999.998" calcext:value-type="float">
            <text:p>4999.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7:43:24.915000000</dc:date>
    <meta:editing-duration>PT3M12S</meta:editing-duration>
    <meta:editing-cycles>1</meta:editing-cycles>
    <meta:document-statistic meta:table-count="1" meta:cell-count="1080" meta:object-count="1"/>
    <meta:generator>LibreOffice/4.3.4.1$Windows_x86 LibreOffice_project/bc356b2f991740509f321d70e4512a6a54c5f24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line" chart:style-name="ch1">
        <chart:legend chart:legend-position="end" svg:x="13.165cm" svg:y="3.955cm" style:legend-expansion="high" chart:style-name="ch2"/>
        <chart:plot-area chart:style-name="ch3" table:cell-range-address="'New Text Document'.A1:'New Text Document'.C360" chart:data-source-has-labels="column" svg:x="0.32cm" svg:y="0.18cm" svg:width="12.525cm" svg:height="8.646cm">
          <chartooo:coordinate-region svg:x="1.497cm" svg:y="0.379cm" svg:width="11.348cm" svg:height="7.056cm"/>
          <chart:axis chart:dimension="x" chart:name="primary-x" chart:style-name="ch4" chartooo:axis-type="auto">
            <chartooo:date-scale/>
            <chart:categories table:cell-range-address="'New Text Document'.A1:'New Text Document'.A3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ew Text Document'.B1:'New Text Document'.B360" chart:class="chart:line">
            <chart:data-point chart:repeated="360"/>
          </chart:series>
          <chart:series chart:style-name="ch7" chart:values-cell-range-address="'New Text Document'.C1:'New Text Document'.C360" chart:class="chart:line">
            <chart:data-point chart:repeated="3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in 0</text:p>
                <draw:g>
                  <svg:desc>'New Text Document'.A1:'New Text Document'.A360</svg:desc>
                </draw:g>
              </table:table-cell>
              <table:table-cell office:value-type="float" office:value="9600">
                <text:p>9600</text:p>
                <draw:g>
                  <svg:desc>'New Text Document'.B1:'New Text Document'.B360</svg:desc>
                </draw:g>
              </table:table-cell>
              <table:table-cell office:value-type="float" office:value="400">
                <text:p>400</text:p>
                <draw:g>
                  <svg:desc>'New Text Document'.C1:'New Text Document'.C360</svg:desc>
                </draw:g>
              </table:table-cell>
            </table:table-row>
            <table:table-row>
              <table:table-cell office:value-type="string">
                <text:p>Min 1</text:p>
              </table:table-cell>
              <table:table-cell office:value-type="float" office:value="9232">
                <text:p>923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Min 2</text:p>
              </table:table-cell>
              <table:table-cell office:value-type="float" office:value="8893.44">
                <text:p>8893.44</text:p>
              </table:table-cell>
              <table:table-cell office:value-type="float" office:value="1106.56">
                <text:p>1106.56</text:p>
              </table:table-cell>
            </table:table-row>
            <table:table-row>
              <table:table-cell office:value-type="string">
                <text:p>Min 3</text:p>
              </table:table-cell>
              <table:table-cell office:value-type="float" office:value="8581.965">
                <text:p>8581.965</text:p>
              </table:table-cell>
              <table:table-cell office:value-type="float" office:value="1418.0353">
                <text:p>1418.0353</text:p>
              </table:table-cell>
            </table:table-row>
            <table:table-row>
              <table:table-cell office:value-type="string">
                <text:p>Min 4</text:p>
              </table:table-cell>
              <table:table-cell office:value-type="float" office:value="8295.408">
                <text:p>8295.408</text:p>
              </table:table-cell>
              <table:table-cell office:value-type="float" office:value="1704.5925">
                <text:p>1704.5925</text:p>
              </table:table-cell>
            </table:table-row>
            <table:table-row>
              <table:table-cell office:value-type="string">
                <text:p>Min 5</text:p>
              </table:table-cell>
              <table:table-cell office:value-type="float" office:value="8031.7754">
                <text:p>8031.7754</text:p>
              </table:table-cell>
              <table:table-cell office:value-type="float" office:value="1968.2251">
                <text:p>1968.2251</text:p>
              </table:table-cell>
            </table:table-row>
            <table:table-row>
              <table:table-cell office:value-type="string">
                <text:p>Min 6</text:p>
              </table:table-cell>
              <table:table-cell office:value-type="float" office:value="7789.2334">
                <text:p>7789.2334</text:p>
              </table:table-cell>
              <table:table-cell office:value-type="float" office:value="2210.7673">
                <text:p>2210.7673</text:p>
              </table:table-cell>
            </table:table-row>
            <table:table-row>
              <table:table-cell office:value-type="string">
                <text:p>Min 7</text:p>
              </table:table-cell>
              <table:table-cell office:value-type="float" office:value="7566.095">
                <text:p>7566.095</text:p>
              </table:table-cell>
              <table:table-cell office:value-type="float" office:value="2433.906">
                <text:p>2433.906</text:p>
              </table:table-cell>
            </table:table-row>
            <table:table-row>
              <table:table-cell office:value-type="string">
                <text:p>Min 8</text:p>
              </table:table-cell>
              <table:table-cell office:value-type="float" office:value="7360.8076">
                <text:p>7360.8076</text:p>
              </table:table-cell>
              <table:table-cell office:value-type="float" office:value="2639.1936">
                <text:p>2639.1936</text:p>
              </table:table-cell>
            </table:table-row>
            <table:table-row>
              <table:table-cell office:value-type="string">
                <text:p>Min 9</text:p>
              </table:table-cell>
              <table:table-cell office:value-type="float" office:value="7171.943">
                <text:p>7171.943</text:p>
              </table:table-cell>
              <table:table-cell office:value-type="float" office:value="2828.058">
                <text:p>2828.058</text:p>
              </table:table-cell>
            </table:table-row>
            <table:table-row>
              <table:table-cell office:value-type="string">
                <text:p>Min 10</text:p>
              </table:table-cell>
              <table:table-cell office:value-type="float" office:value="6998.1875">
                <text:p>6998.1875</text:p>
              </table:table-cell>
              <table:table-cell office:value-type="float" office:value="3001.8135">
                <text:p>3001.8135</text:p>
              </table:table-cell>
            </table:table-row>
            <table:table-row>
              <table:table-cell office:value-type="string">
                <text:p>Min 11</text:p>
              </table:table-cell>
              <table:table-cell office:value-type="float" office:value="6838.3325">
                <text:p>6838.3325</text:p>
              </table:table-cell>
              <table:table-cell office:value-type="float" office:value="3161.6685">
                <text:p>3161.6685</text:p>
              </table:table-cell>
            </table:table-row>
            <table:table-row>
              <table:table-cell office:value-type="string">
                <text:p>Min 12</text:p>
              </table:table-cell>
              <table:table-cell office:value-type="float" office:value="6691.266">
                <text:p>6691.266</text:p>
              </table:table-cell>
              <table:table-cell office:value-type="float" office:value="3308.735">
                <text:p>3308.735</text:p>
              </table:table-cell>
            </table:table-row>
            <table:table-row>
              <table:table-cell office:value-type="string">
                <text:p>Min 13</text:p>
              </table:table-cell>
              <table:table-cell office:value-type="float" office:value="6555.965">
                <text:p>6555.965</text:p>
              </table:table-cell>
              <table:table-cell office:value-type="float" office:value="3444.0361">
                <text:p>3444.0361</text:p>
              </table:table-cell>
            </table:table-row>
            <table:table-row>
              <table:table-cell office:value-type="string">
                <text:p>Min 14</text:p>
              </table:table-cell>
              <table:table-cell office:value-type="float" office:value="6431.488">
                <text:p>6431.488</text:p>
              </table:table-cell>
              <table:table-cell office:value-type="float" office:value="3568.5134">
                <text:p>3568.5134</text:p>
              </table:table-cell>
            </table:table-row>
            <table:table-row>
              <table:table-cell office:value-type="string">
                <text:p>Min 15</text:p>
              </table:table-cell>
              <table:table-cell office:value-type="float" office:value="6316.969">
                <text:p>6316.969</text:p>
              </table:table-cell>
              <table:table-cell office:value-type="float" office:value="3683.0325">
                <text:p>3683.0325</text:p>
              </table:table-cell>
            </table:table-row>
            <table:table-row>
              <table:table-cell office:value-type="string">
                <text:p>Min 16</text:p>
              </table:table-cell>
              <table:table-cell office:value-type="float" office:value="6211.6113">
                <text:p>6211.6113</text:p>
              </table:table-cell>
              <table:table-cell office:value-type="float" office:value="3788.39">
                <text:p>3788.39</text:p>
              </table:table-cell>
            </table:table-row>
            <table:table-row>
              <table:table-cell office:value-type="string">
                <text:p>Min 17</text:p>
              </table:table-cell>
              <table:table-cell office:value-type="float" office:value="6114.6826">
                <text:p>6114.6826</text:p>
              </table:table-cell>
              <table:table-cell office:value-type="float" office:value="3885.3188">
                <text:p>3885.3188</text:p>
              </table:table-cell>
            </table:table-row>
            <table:table-row>
              <table:table-cell office:value-type="string">
                <text:p>Min 18</text:p>
              </table:table-cell>
              <table:table-cell office:value-type="float" office:value="6025.508">
                <text:p>6025.508</text:p>
              </table:table-cell>
              <table:table-cell office:value-type="float" office:value="3974.4932">
                <text:p>3974.4932</text:p>
              </table:table-cell>
            </table:table-row>
            <table:table-row>
              <table:table-cell office:value-type="string">
                <text:p>Min 19</text:p>
              </table:table-cell>
              <table:table-cell office:value-type="float" office:value="5943.4673">
                <text:p>5943.4673</text:p>
              </table:table-cell>
              <table:table-cell office:value-type="float" office:value="4056.5337">
                <text:p>4056.5337</text:p>
              </table:table-cell>
            </table:table-row>
            <table:table-row>
              <table:table-cell office:value-type="string">
                <text:p>Min 20</text:p>
              </table:table-cell>
              <table:table-cell office:value-type="float" office:value="5867.99">
                <text:p>5867.99</text:p>
              </table:table-cell>
              <table:table-cell office:value-type="float" office:value="4132.011">
                <text:p>4132.011</text:p>
              </table:table-cell>
            </table:table-row>
            <table:table-row>
              <table:table-cell office:value-type="string">
                <text:p>Min 21</text:p>
              </table:table-cell>
              <table:table-cell office:value-type="float" office:value="5798.551">
                <text:p>5798.551</text:p>
              </table:table-cell>
              <table:table-cell office:value-type="float" office:value="4201.4507">
                <text:p>4201.4507</text:p>
              </table:table-cell>
            </table:table-row>
            <table:table-row>
              <table:table-cell office:value-type="string">
                <text:p>Min 22</text:p>
              </table:table-cell>
              <table:table-cell office:value-type="float" office:value="5734.667">
                <text:p>5734.667</text:p>
              </table:table-cell>
              <table:table-cell office:value-type="float" office:value="4265.3345">
                <text:p>4265.3345</text:p>
              </table:table-cell>
            </table:table-row>
            <table:table-row>
              <table:table-cell office:value-type="string">
                <text:p>Min 23</text:p>
              </table:table-cell>
              <table:table-cell office:value-type="float" office:value="5675.8936">
                <text:p>5675.8936</text:p>
              </table:table-cell>
              <table:table-cell office:value-type="float" office:value="4324.108">
                <text:p>4324.108</text:p>
              </table:table-cell>
            </table:table-row>
            <table:table-row>
              <table:table-cell office:value-type="string">
                <text:p>Min 24</text:p>
              </table:table-cell>
              <table:table-cell office:value-type="float" office:value="5621.822">
                <text:p>5621.822</text:p>
              </table:table-cell>
              <table:table-cell office:value-type="float" office:value="4378.1797">
                <text:p>4378.1797</text:p>
              </table:table-cell>
            </table:table-row>
            <table:table-row>
              <table:table-cell office:value-type="string">
                <text:p>Min 25</text:p>
              </table:table-cell>
              <table:table-cell office:value-type="float" office:value="5572.0767">
                <text:p>5572.0767</text:p>
              </table:table-cell>
              <table:table-cell office:value-type="float" office:value="4427.925">
                <text:p>4427.925</text:p>
              </table:table-cell>
            </table:table-row>
            <table:table-row>
              <table:table-cell office:value-type="string">
                <text:p>Min 26</text:p>
              </table:table-cell>
              <table:table-cell office:value-type="float" office:value="5526.3105">
                <text:p>5526.3105</text:p>
              </table:table-cell>
              <table:table-cell office:value-type="float" office:value="4473.691">
                <text:p>4473.691</text:p>
              </table:table-cell>
            </table:table-row>
            <table:table-row>
              <table:table-cell office:value-type="string">
                <text:p>Min 27</text:p>
              </table:table-cell>
              <table:table-cell office:value-type="float" office:value="5484.2056">
                <text:p>5484.2056</text:p>
              </table:table-cell>
              <table:table-cell office:value-type="float" office:value="4515.796">
                <text:p>4515.796</text:p>
              </table:table-cell>
            </table:table-row>
            <table:table-row>
              <table:table-cell office:value-type="string">
                <text:p>Min 28</text:p>
              </table:table-cell>
              <table:table-cell office:value-type="float" office:value="5445.469">
                <text:p>5445.469</text:p>
              </table:table-cell>
              <table:table-cell office:value-type="float" office:value="4554.5327">
                <text:p>4554.5327</text:p>
              </table:table-cell>
            </table:table-row>
            <table:table-row>
              <table:table-cell office:value-type="string">
                <text:p>Min 29</text:p>
              </table:table-cell>
              <table:table-cell office:value-type="float" office:value="5409.8315">
                <text:p>5409.8315</text:p>
              </table:table-cell>
              <table:table-cell office:value-type="float" office:value="4590.17">
                <text:p>4590.17</text:p>
              </table:table-cell>
            </table:table-row>
            <table:table-row>
              <table:table-cell office:value-type="string">
                <text:p>Min 30</text:p>
              </table:table-cell>
              <table:table-cell office:value-type="float" office:value="5377.045">
                <text:p>5377.045</text:p>
              </table:table-cell>
              <table:table-cell office:value-type="float" office:value="4622.9565">
                <text:p>4622.9565</text:p>
              </table:table-cell>
            </table:table-row>
            <table:table-row>
              <table:table-cell office:value-type="string">
                <text:p>Min 31</text:p>
              </table:table-cell>
              <table:table-cell office:value-type="float" office:value="5346.8813">
                <text:p>5346.8813</text:p>
              </table:table-cell>
              <table:table-cell office:value-type="float" office:value="4653.12">
                <text:p>4653.12</text:p>
              </table:table-cell>
            </table:table-row>
            <table:table-row>
              <table:table-cell office:value-type="string">
                <text:p>Min 32</text:p>
              </table:table-cell>
              <table:table-cell office:value-type="float" office:value="5319.131">
                <text:p>5319.131</text:p>
              </table:table-cell>
              <table:table-cell office:value-type="float" office:value="4680.8706">
                <text:p>4680.8706</text:p>
              </table:table-cell>
            </table:table-row>
            <table:table-row>
              <table:table-cell office:value-type="string">
                <text:p>Min 33</text:p>
              </table:table-cell>
              <table:table-cell office:value-type="float" office:value="5293.6006">
                <text:p>5293.6006</text:p>
              </table:table-cell>
              <table:table-cell office:value-type="float" office:value="4706.401">
                <text:p>4706.401</text:p>
              </table:table-cell>
            </table:table-row>
            <table:table-row>
              <table:table-cell office:value-type="string">
                <text:p>Min 34</text:p>
              </table:table-cell>
              <table:table-cell office:value-type="float" office:value="5270.1123">
                <text:p>5270.1123</text:p>
              </table:table-cell>
              <table:table-cell office:value-type="float" office:value="4729.889">
                <text:p>4729.889</text:p>
              </table:table-cell>
            </table:table-row>
            <table:table-row>
              <table:table-cell office:value-type="string">
                <text:p>Min 35</text:p>
              </table:table-cell>
              <table:table-cell office:value-type="float" office:value="5248.5034">
                <text:p>5248.5034</text:p>
              </table:table-cell>
              <table:table-cell office:value-type="float" office:value="4751.498">
                <text:p>4751.498</text:p>
              </table:table-cell>
            </table:table-row>
            <table:table-row>
              <table:table-cell office:value-type="string">
                <text:p>Min 36</text:p>
              </table:table-cell>
              <table:table-cell office:value-type="float" office:value="5228.6235">
                <text:p>5228.6235</text:p>
              </table:table-cell>
              <table:table-cell office:value-type="float" office:value="4771.378">
                <text:p>4771.378</text:p>
              </table:table-cell>
            </table:table-row>
            <table:table-row>
              <table:table-cell office:value-type="string">
                <text:p>Min 37</text:p>
              </table:table-cell>
              <table:table-cell office:value-type="float" office:value="5210.3335">
                <text:p>5210.3335</text:p>
              </table:table-cell>
              <table:table-cell office:value-type="float" office:value="4789.668">
                <text:p>4789.668</text:p>
              </table:table-cell>
            </table:table-row>
            <table:table-row>
              <table:table-cell office:value-type="string">
                <text:p>Min 38</text:p>
              </table:table-cell>
              <table:table-cell office:value-type="float" office:value="5193.507">
                <text:p>5193.507</text:p>
              </table:table-cell>
              <table:table-cell office:value-type="float" office:value="4806.4946">
                <text:p>4806.4946</text:p>
              </table:table-cell>
            </table:table-row>
            <table:table-row>
              <table:table-cell office:value-type="string">
                <text:p>Min 39</text:p>
              </table:table-cell>
              <table:table-cell office:value-type="float" office:value="5178.0264">
                <text:p>5178.0264</text:p>
              </table:table-cell>
              <table:table-cell office:value-type="float" office:value="4821.975">
                <text:p>4821.975</text:p>
              </table:table-cell>
            </table:table-row>
            <table:table-row>
              <table:table-cell office:value-type="string">
                <text:p>Min 40</text:p>
              </table:table-cell>
              <table:table-cell office:value-type="float" office:value="5163.7847">
                <text:p>5163.7847</text:p>
              </table:table-cell>
              <table:table-cell office:value-type="float" office:value="4836.217">
                <text:p>4836.217</text:p>
              </table:table-cell>
            </table:table-row>
            <table:table-row>
              <table:table-cell office:value-type="string">
                <text:p>Min 41</text:p>
              </table:table-cell>
              <table:table-cell office:value-type="float" office:value="5150.682">
                <text:p>5150.682</text:p>
              </table:table-cell>
              <table:table-cell office:value-type="float" office:value="4849.3193">
                <text:p>4849.3193</text:p>
              </table:table-cell>
            </table:table-row>
            <table:table-row>
              <table:table-cell office:value-type="string">
                <text:p>Min 42</text:p>
              </table:table-cell>
              <table:table-cell office:value-type="float" office:value="5138.6274">
                <text:p>5138.6274</text:p>
              </table:table-cell>
              <table:table-cell office:value-type="float" office:value="4861.374">
                <text:p>4861.374</text:p>
              </table:table-cell>
            </table:table-row>
            <table:table-row>
              <table:table-cell office:value-type="string">
                <text:p>Min 43</text:p>
              </table:table-cell>
              <table:table-cell office:value-type="float" office:value="5127.5376">
                <text:p>5127.5376</text:p>
              </table:table-cell>
              <table:table-cell office:value-type="float" office:value="4872.464">
                <text:p>4872.464</text:p>
              </table:table-cell>
            </table:table-row>
            <table:table-row>
              <table:table-cell office:value-type="string">
                <text:p>Min 44</text:p>
              </table:table-cell>
              <table:table-cell office:value-type="float" office:value="5117.3345">
                <text:p>5117.3345</text:p>
              </table:table-cell>
              <table:table-cell office:value-type="float" office:value="4882.667">
                <text:p>4882.667</text:p>
              </table:table-cell>
            </table:table-row>
            <table:table-row>
              <table:table-cell office:value-type="string">
                <text:p>Min 45</text:p>
              </table:table-cell>
              <table:table-cell office:value-type="float" office:value="5107.948">
                <text:p>5107.948</text:p>
              </table:table-cell>
              <table:table-cell office:value-type="float" office:value="4892.0537">
                <text:p>4892.0537</text:p>
              </table:table-cell>
            </table:table-row>
            <table:table-row>
              <table:table-cell office:value-type="string">
                <text:p>Min 46</text:p>
              </table:table-cell>
              <table:table-cell office:value-type="float" office:value="5099.312">
                <text:p>5099.312</text:p>
              </table:table-cell>
              <table:table-cell office:value-type="float" office:value="4900.6895">
                <text:p>4900.6895</text:p>
              </table:table-cell>
            </table:table-row>
            <table:table-row>
              <table:table-cell office:value-type="string">
                <text:p>Min 47</text:p>
              </table:table-cell>
              <table:table-cell office:value-type="float" office:value="5091.367">
                <text:p>5091.367</text:p>
              </table:table-cell>
              <table:table-cell office:value-type="float" office:value="4908.6343">
                <text:p>4908.6343</text:p>
              </table:table-cell>
            </table:table-row>
            <table:table-row>
              <table:table-cell office:value-type="string">
                <text:p>Min 48</text:p>
              </table:table-cell>
              <table:table-cell office:value-type="float" office:value="5084.0576">
                <text:p>5084.0576</text:p>
              </table:table-cell>
              <table:table-cell office:value-type="float" office:value="4915.944">
                <text:p>4915.944</text:p>
              </table:table-cell>
            </table:table-row>
            <table:table-row>
              <table:table-cell office:value-type="string">
                <text:p>Min 49</text:p>
              </table:table-cell>
              <table:table-cell office:value-type="float" office:value="5077.333">
                <text:p>5077.333</text:p>
              </table:table-cell>
              <table:table-cell office:value-type="float" office:value="4922.6685">
                <text:p>4922.6685</text:p>
              </table:table-cell>
            </table:table-row>
            <table:table-row>
              <table:table-cell office:value-type="string">
                <text:p>Min 50</text:p>
              </table:table-cell>
              <table:table-cell office:value-type="float" office:value="5071.1465">
                <text:p>5071.1465</text:p>
              </table:table-cell>
              <table:table-cell office:value-type="float" office:value="4928.855">
                <text:p>4928.855</text:p>
              </table:table-cell>
            </table:table-row>
            <table:table-row>
              <table:table-cell office:value-type="string">
                <text:p>Min 51</text:p>
              </table:table-cell>
              <table:table-cell office:value-type="float" office:value="5065.455">
                <text:p>5065.455</text:p>
              </table:table-cell>
              <table:table-cell office:value-type="float" office:value="4934.5464">
                <text:p>4934.5464</text:p>
              </table:table-cell>
            </table:table-row>
            <table:table-row>
              <table:table-cell office:value-type="string">
                <text:p>Min 52</text:p>
              </table:table-cell>
              <table:table-cell office:value-type="float" office:value="5060.2183">
                <text:p>5060.2183</text:p>
              </table:table-cell>
              <table:table-cell office:value-type="float" office:value="4939.783">
                <text:p>4939.783</text:p>
              </table:table-cell>
            </table:table-row>
            <table:table-row>
              <table:table-cell office:value-type="string">
                <text:p>Min 53</text:p>
              </table:table-cell>
              <table:table-cell office:value-type="float" office:value="5055.401">
                <text:p>5055.401</text:p>
              </table:table-cell>
              <table:table-cell office:value-type="float" office:value="4944.6006">
                <text:p>4944.6006</text:p>
              </table:table-cell>
            </table:table-row>
            <table:table-row>
              <table:table-cell office:value-type="string">
                <text:p>Min 54</text:p>
              </table:table-cell>
              <table:table-cell office:value-type="float" office:value="5050.969">
                <text:p>5050.969</text:p>
              </table:table-cell>
              <table:table-cell office:value-type="float" office:value="4949.0327">
                <text:p>4949.0327</text:p>
              </table:table-cell>
            </table:table-row>
            <table:table-row>
              <table:table-cell office:value-type="string">
                <text:p>Min 55</text:p>
              </table:table-cell>
              <table:table-cell office:value-type="float" office:value="5046.8916">
                <text:p>5046.8916</text:p>
              </table:table-cell>
              <table:table-cell office:value-type="float" office:value="4953.11">
                <text:p>4953.11</text:p>
              </table:table-cell>
            </table:table-row>
            <table:table-row>
              <table:table-cell office:value-type="string">
                <text:p>Min 56</text:p>
              </table:table-cell>
              <table:table-cell office:value-type="float" office:value="5043.14">
                <text:p>5043.14</text:p>
              </table:table-cell>
              <table:table-cell office:value-type="float" office:value="4956.8613">
                <text:p>4956.8613</text:p>
              </table:table-cell>
            </table:table-row>
            <table:table-row>
              <table:table-cell office:value-type="string">
                <text:p>Min 57</text:p>
              </table:table-cell>
              <table:table-cell office:value-type="float" office:value="5039.689">
                <text:p>5039.689</text:p>
              </table:table-cell>
              <table:table-cell office:value-type="float" office:value="4960.3125">
                <text:p>4960.3125</text:p>
              </table:table-cell>
            </table:table-row>
            <table:table-row>
              <table:table-cell office:value-type="string">
                <text:p>Min 58</text:p>
              </table:table-cell>
              <table:table-cell office:value-type="float" office:value="5036.514">
                <text:p>5036.514</text:p>
              </table:table-cell>
              <table:table-cell office:value-type="float" office:value="4963.4873">
                <text:p>4963.4873</text:p>
              </table:table-cell>
            </table:table-row>
            <table:table-row>
              <table:table-cell office:value-type="string">
                <text:p>Min 59</text:p>
              </table:table-cell>
              <table:table-cell office:value-type="float" office:value="5033.593">
                <text:p>5033.593</text:p>
              </table:table-cell>
              <table:table-cell office:value-type="float" office:value="4966.4087">
                <text:p>4966.4087</text:p>
              </table:table-cell>
            </table:table-row>
            <table:table-row>
              <table:table-cell office:value-type="string">
                <text:p>Min 60</text:p>
              </table:table-cell>
              <table:table-cell office:value-type="float" office:value="5030.9053">
                <text:p>5030.9053</text:p>
              </table:table-cell>
              <table:table-cell office:value-type="float" office:value="4969.096">
                <text:p>4969.096</text:p>
              </table:table-cell>
            </table:table-row>
            <table:table-row>
              <table:table-cell office:value-type="string">
                <text:p>Min 61</text:p>
              </table:table-cell>
              <table:table-cell office:value-type="float" office:value="5028.433">
                <text:p>5028.433</text:p>
              </table:table-cell>
              <table:table-cell office:value-type="float" office:value="4971.5684">
                <text:p>4971.5684</text:p>
              </table:table-cell>
            </table:table-row>
            <table:table-row>
              <table:table-cell office:value-type="string">
                <text:p>Min 62</text:p>
              </table:table-cell>
              <table:table-cell office:value-type="float" office:value="5026.1587">
                <text:p>5026.1587</text:p>
              </table:table-cell>
              <table:table-cell office:value-type="float" office:value="4973.843">
                <text:p>4973.843</text:p>
              </table:table-cell>
            </table:table-row>
            <table:table-row>
              <table:table-cell office:value-type="string">
                <text:p>Min 63</text:p>
              </table:table-cell>
              <table:table-cell office:value-type="float" office:value="5024.066">
                <text:p>5024.066</text:p>
              </table:table-cell>
              <table:table-cell office:value-type="float" office:value="4975.9355">
                <text:p>4975.9355</text:p>
              </table:table-cell>
            </table:table-row>
            <table:table-row>
              <table:table-cell office:value-type="string">
                <text:p>Min 64</text:p>
              </table:table-cell>
              <table:table-cell office:value-type="float" office:value="5022.141">
                <text:p>5022.141</text:p>
              </table:table-cell>
              <table:table-cell office:value-type="float" office:value="4977.8604">
                <text:p>4977.8604</text:p>
              </table:table-cell>
            </table:table-row>
            <table:table-row>
              <table:table-cell office:value-type="string">
                <text:p>Min 65</text:p>
              </table:table-cell>
              <table:table-cell office:value-type="float" office:value="5020.37">
                <text:p>5020.37</text:p>
              </table:table-cell>
              <table:table-cell office:value-type="float" office:value="4979.6313">
                <text:p>4979.6313</text:p>
              </table:table-cell>
            </table:table-row>
            <table:table-row>
              <table:table-cell office:value-type="string">
                <text:p>Min 66</text:p>
              </table:table-cell>
              <table:table-cell office:value-type="float" office:value="5018.7407">
                <text:p>5018.7407</text:p>
              </table:table-cell>
              <table:table-cell office:value-type="float" office:value="4981.261">
                <text:p>4981.261</text:p>
              </table:table-cell>
            </table:table-row>
            <table:table-row>
              <table:table-cell office:value-type="string">
                <text:p>Min 67</text:p>
              </table:table-cell>
              <table:table-cell office:value-type="float" office:value="5017.2417">
                <text:p>5017.2417</text:p>
              </table:table-cell>
              <table:table-cell office:value-type="float" office:value="4982.76">
                <text:p>4982.76</text:p>
              </table:table-cell>
            </table:table-row>
            <table:table-row>
              <table:table-cell office:value-type="string">
                <text:p>Min 68</text:p>
              </table:table-cell>
              <table:table-cell office:value-type="float" office:value="5015.862">
                <text:p>5015.862</text:p>
              </table:table-cell>
              <table:table-cell office:value-type="float" office:value="4984.1396">
                <text:p>4984.1396</text:p>
              </table:table-cell>
            </table:table-row>
            <table:table-row>
              <table:table-cell office:value-type="string">
                <text:p>Min 69</text:p>
              </table:table-cell>
              <table:table-cell office:value-type="float" office:value="5014.593">
                <text:p>5014.593</text:p>
              </table:table-cell>
              <table:table-cell office:value-type="float" office:value="4985.4087">
                <text:p>4985.4087</text:p>
              </table:table-cell>
            </table:table-row>
            <table:table-row>
              <table:table-cell office:value-type="string">
                <text:p>Min 70</text:p>
              </table:table-cell>
              <table:table-cell office:value-type="float" office:value="5013.4253">
                <text:p>5013.4253</text:p>
              </table:table-cell>
              <table:table-cell office:value-type="float" office:value="4986.576">
                <text:p>4986.576</text:p>
              </table:table-cell>
            </table:table-row>
            <table:table-row>
              <table:table-cell office:value-type="string">
                <text:p>Min 71</text:p>
              </table:table-cell>
              <table:table-cell office:value-type="float" office:value="5012.3516">
                <text:p>5012.3516</text:p>
              </table:table-cell>
              <table:table-cell office:value-type="float" office:value="4987.65">
                <text:p>4987.65</text:p>
              </table:table-cell>
            </table:table-row>
            <table:table-row>
              <table:table-cell office:value-type="string">
                <text:p>Min 72</text:p>
              </table:table-cell>
              <table:table-cell office:value-type="float" office:value="5011.3633">
                <text:p>5011.3633</text:p>
              </table:table-cell>
              <table:table-cell office:value-type="float" office:value="4988.638">
                <text:p>4988.638</text:p>
              </table:table-cell>
            </table:table-row>
            <table:table-row>
              <table:table-cell office:value-type="string">
                <text:p>Min 73</text:p>
              </table:table-cell>
              <table:table-cell office:value-type="float" office:value="5010.4546">
                <text:p>5010.4546</text:p>
              </table:table-cell>
              <table:table-cell office:value-type="float" office:value="4989.547">
                <text:p>4989.547</text:p>
              </table:table-cell>
            </table:table-row>
            <table:table-row>
              <table:table-cell office:value-type="string">
                <text:p>Min 74</text:p>
              </table:table-cell>
              <table:table-cell office:value-type="float" office:value="5009.618">
                <text:p>5009.618</text:p>
              </table:table-cell>
              <table:table-cell office:value-type="float" office:value="4990.3833">
                <text:p>4990.3833</text:p>
              </table:table-cell>
            </table:table-row>
            <table:table-row>
              <table:table-cell office:value-type="string">
                <text:p>Min 75</text:p>
              </table:table-cell>
              <table:table-cell office:value-type="float" office:value="5008.8486">
                <text:p>5008.8486</text:p>
              </table:table-cell>
              <table:table-cell office:value-type="float" office:value="4991.153">
                <text:p>4991.153</text:p>
              </table:table-cell>
            </table:table-row>
            <table:table-row>
              <table:table-cell office:value-type="string">
                <text:p>Min 76</text:p>
              </table:table-cell>
              <table:table-cell office:value-type="float" office:value="5008.1406">
                <text:p>5008.1406</text:p>
              </table:table-cell>
              <table:table-cell office:value-type="float" office:value="4991.861">
                <text:p>4991.861</text:p>
              </table:table-cell>
            </table:table-row>
            <table:table-row>
              <table:table-cell office:value-type="string">
                <text:p>Min 77</text:p>
              </table:table-cell>
              <table:table-cell office:value-type="float" office:value="5007.4893">
                <text:p>5007.4893</text:p>
              </table:table-cell>
              <table:table-cell office:value-type="float" office:value="4992.512">
                <text:p>4992.512</text:p>
              </table:table-cell>
            </table:table-row>
            <table:table-row>
              <table:table-cell office:value-type="string">
                <text:p>Min 78</text:p>
              </table:table-cell>
              <table:table-cell office:value-type="float" office:value="5006.8906">
                <text:p>5006.8906</text:p>
              </table:table-cell>
              <table:table-cell office:value-type="float" office:value="4993.111">
                <text:p>4993.111</text:p>
              </table:table-cell>
            </table:table-row>
            <table:table-row>
              <table:table-cell office:value-type="string">
                <text:p>Min 79</text:p>
              </table:table-cell>
              <table:table-cell office:value-type="float" office:value="5006.3394">
                <text:p>5006.3394</text:p>
              </table:table-cell>
              <table:table-cell office:value-type="float" office:value="4993.662">
                <text:p>4993.662</text:p>
              </table:table-cell>
            </table:table-row>
            <table:table-row>
              <table:table-cell office:value-type="string">
                <text:p>Min 80</text:p>
              </table:table-cell>
              <table:table-cell office:value-type="float" office:value="5005.8325">
                <text:p>5005.8325</text:p>
              </table:table-cell>
              <table:table-cell office:value-type="float" office:value="4994.169">
                <text:p>4994.169</text:p>
              </table:table-cell>
            </table:table-row>
            <table:table-row>
              <table:table-cell office:value-type="string">
                <text:p>Min 81</text:p>
              </table:table-cell>
              <table:table-cell office:value-type="float" office:value="5005.366">
                <text:p>5005.366</text:p>
              </table:table-cell>
              <table:table-cell office:value-type="float" office:value="4994.6357">
                <text:p>4994.6357</text:p>
              </table:table-cell>
            </table:table-row>
            <table:table-row>
              <table:table-cell office:value-type="string">
                <text:p>Min 82</text:p>
              </table:table-cell>
              <table:table-cell office:value-type="float" office:value="5004.937">
                <text:p>5004.937</text:p>
              </table:table-cell>
              <table:table-cell office:value-type="float" office:value="4995.0645">
                <text:p>4995.0645</text:p>
              </table:table-cell>
            </table:table-row>
            <table:table-row>
              <table:table-cell office:value-type="string">
                <text:p>Min 83</text:p>
              </table:table-cell>
              <table:table-cell office:value-type="float" office:value="5004.542">
                <text:p>5004.542</text:p>
              </table:table-cell>
              <table:table-cell office:value-type="float" office:value="4995.4595">
                <text:p>4995.4595</text:p>
              </table:table-cell>
            </table:table-row>
            <table:table-row>
              <table:table-cell office:value-type="string">
                <text:p>Min 84</text:p>
              </table:table-cell>
              <table:table-cell office:value-type="float" office:value="5004.1787">
                <text:p>5004.1787</text:p>
              </table:table-cell>
              <table:table-cell office:value-type="float" office:value="4995.823">
                <text:p>4995.823</text:p>
              </table:table-cell>
            </table:table-row>
            <table:table-row>
              <table:table-cell office:value-type="string">
                <text:p>Min 85</text:p>
              </table:table-cell>
              <table:table-cell office:value-type="float" office:value="5003.8447">
                <text:p>5003.8447</text:p>
              </table:table-cell>
              <table:table-cell office:value-type="float" office:value="4996.157">
                <text:p>4996.157</text:p>
              </table:table-cell>
            </table:table-row>
            <table:table-row>
              <table:table-cell office:value-type="string">
                <text:p>Min 86</text:p>
              </table:table-cell>
              <table:table-cell office:value-type="float" office:value="5003.537">
                <text:p>5003.537</text:p>
              </table:table-cell>
              <table:table-cell office:value-type="float" office:value="4996.4644">
                <text:p>4996.4644</text:p>
              </table:table-cell>
            </table:table-row>
            <table:table-row>
              <table:table-cell office:value-type="string">
                <text:p>Min 87</text:p>
              </table:table-cell>
              <table:table-cell office:value-type="float" office:value="5003.254">
                <text:p>5003.254</text:p>
              </table:table-cell>
              <table:table-cell office:value-type="float" office:value="4996.7476">
                <text:p>4996.7476</text:p>
              </table:table-cell>
            </table:table-row>
            <table:table-row>
              <table:table-cell office:value-type="string">
                <text:p>Min 88</text:p>
              </table:table-cell>
              <table:table-cell office:value-type="float" office:value="5002.9937">
                <text:p>5002.9937</text:p>
              </table:table-cell>
              <table:table-cell office:value-type="float" office:value="4997.008">
                <text:p>4997.008</text:p>
              </table:table-cell>
            </table:table-row>
            <table:table-row>
              <table:table-cell office:value-type="string">
                <text:p>Min 89</text:p>
              </table:table-cell>
              <table:table-cell office:value-type="float" office:value="5002.754">
                <text:p>5002.754</text:p>
              </table:table-cell>
              <table:table-cell office:value-type="float" office:value="4997.2476">
                <text:p>4997.2476</text:p>
              </table:table-cell>
            </table:table-row>
            <table:table-row>
              <table:table-cell office:value-type="string">
                <text:p>Min 90</text:p>
              </table:table-cell>
              <table:table-cell office:value-type="float" office:value="5002.5337">
                <text:p>5002.5337</text:p>
              </table:table-cell>
              <table:table-cell office:value-type="float" office:value="4997.468">
                <text:p>4997.468</text:p>
              </table:table-cell>
            </table:table-row>
            <table:table-row>
              <table:table-cell office:value-type="string">
                <text:p>Min 91</text:p>
              </table:table-cell>
              <table:table-cell office:value-type="float" office:value="5002.331">
                <text:p>5002.331</text:p>
              </table:table-cell>
              <table:table-cell office:value-type="float" office:value="4997.6704">
                <text:p>4997.6704</text:p>
              </table:table-cell>
            </table:table-row>
            <table:table-row>
              <table:table-cell office:value-type="string">
                <text:p>Min 92</text:p>
              </table:table-cell>
              <table:table-cell office:value-type="float" office:value="5002.1445">
                <text:p>5002.1445</text:p>
              </table:table-cell>
              <table:table-cell office:value-type="float" office:value="4997.857">
                <text:p>4997.857</text:p>
              </table:table-cell>
            </table:table-row>
            <table:table-row>
              <table:table-cell office:value-type="string">
                <text:p>Min 93</text:p>
              </table:table-cell>
              <table:table-cell office:value-type="float" office:value="5001.973">
                <text:p>5001.973</text:p>
              </table:table-cell>
              <table:table-cell office:value-type="float" office:value="4998.0283">
                <text:p>4998.0283</text:p>
              </table:table-cell>
            </table:table-row>
            <table:table-row>
              <table:table-cell office:value-type="string">
                <text:p>Min 94</text:p>
              </table:table-cell>
              <table:table-cell office:value-type="float" office:value="5001.815">
                <text:p>5001.815</text:p>
              </table:table-cell>
              <table:table-cell office:value-type="float" office:value="4998.1865">
                <text:p>4998.1865</text:p>
              </table:table-cell>
            </table:table-row>
            <table:table-row>
              <table:table-cell office:value-type="string">
                <text:p>Min 95</text:p>
              </table:table-cell>
              <table:table-cell office:value-type="float" office:value="5001.67">
                <text:p>5001.67</text:p>
              </table:table-cell>
              <table:table-cell office:value-type="float" office:value="4998.3315">
                <text:p>4998.3315</text:p>
              </table:table-cell>
            </table:table-row>
            <table:table-row>
              <table:table-cell office:value-type="string">
                <text:p>Min 96</text:p>
              </table:table-cell>
              <table:table-cell office:value-type="float" office:value="5001.5366">
                <text:p>5001.5366</text:p>
              </table:table-cell>
              <table:table-cell office:value-type="float" office:value="4998.465">
                <text:p>4998.465</text:p>
              </table:table-cell>
            </table:table-row>
            <table:table-row>
              <table:table-cell office:value-type="string">
                <text:p>Min 97</text:p>
              </table:table-cell>
              <table:table-cell office:value-type="float" office:value="5001.4136">
                <text:p>5001.4136</text:p>
              </table:table-cell>
              <table:table-cell office:value-type="float" office:value="4998.588">
                <text:p>4998.588</text:p>
              </table:table-cell>
            </table:table-row>
            <table:table-row>
              <table:table-cell office:value-type="string">
                <text:p>Min 98</text:p>
              </table:table-cell>
              <table:table-cell office:value-type="float" office:value="5001.3003">
                <text:p>5001.3003</text:p>
              </table:table-cell>
              <table:table-cell office:value-type="float" office:value="4998.701">
                <text:p>4998.701</text:p>
              </table:table-cell>
            </table:table-row>
            <table:table-row>
              <table:table-cell office:value-type="string">
                <text:p>Min 99</text:p>
              </table:table-cell>
              <table:table-cell office:value-type="float" office:value="5001.1963">
                <text:p>5001.1963</text:p>
              </table:table-cell>
              <table:table-cell office:value-type="float" office:value="4998.805">
                <text:p>4998.805</text:p>
              </table:table-cell>
            </table:table-row>
            <table:table-row>
              <table:table-cell office:value-type="string">
                <text:p>Min 100</text:p>
              </table:table-cell>
              <table:table-cell office:value-type="float" office:value="5001.101">
                <text:p>5001.101</text:p>
              </table:table-cell>
              <table:table-cell office:value-type="float" office:value="4998.9004">
                <text:p>4998.9004</text:p>
              </table:table-cell>
            </table:table-row>
            <table:table-row>
              <table:table-cell office:value-type="string">
                <text:p>Min 101</text:p>
              </table:table-cell>
              <table:table-cell office:value-type="float" office:value="5001.013">
                <text:p>5001.013</text:p>
              </table:table-cell>
              <table:table-cell office:value-type="float" office:value="4998.9883">
                <text:p>4998.9883</text:p>
              </table:table-cell>
            </table:table-row>
            <table:table-row>
              <table:table-cell office:value-type="string">
                <text:p>Min 102</text:p>
              </table:table-cell>
              <table:table-cell office:value-type="float" office:value="5000.932">
                <text:p>5000.932</text:p>
              </table:table-cell>
              <table:table-cell office:value-type="float" office:value="4999.0693">
                <text:p>4999.0693</text:p>
              </table:table-cell>
            </table:table-row>
            <table:table-row>
              <table:table-cell office:value-type="string">
                <text:p>Min 103</text:p>
              </table:table-cell>
              <table:table-cell office:value-type="float" office:value="5000.8574">
                <text:p>5000.8574</text:p>
              </table:table-cell>
              <table:table-cell office:value-type="float" office:value="4999.144">
                <text:p>4999.144</text:p>
              </table:table-cell>
            </table:table-row>
            <table:table-row>
              <table:table-cell office:value-type="string">
                <text:p>Min 104</text:p>
              </table:table-cell>
              <table:table-cell office:value-type="float" office:value="5000.789">
                <text:p>5000.789</text:p>
              </table:table-cell>
              <table:table-cell office:value-type="float" office:value="4999.2124">
                <text:p>4999.2124</text:p>
              </table:table-cell>
            </table:table-row>
            <table:table-row>
              <table:table-cell office:value-type="string">
                <text:p>Min 105</text:p>
              </table:table-cell>
              <table:table-cell office:value-type="float" office:value="5000.726">
                <text:p>5000.726</text:p>
              </table:table-cell>
              <table:table-cell office:value-type="float" office:value="4999.2754">
                <text:p>4999.2754</text:p>
              </table:table-cell>
            </table:table-row>
            <table:table-row>
              <table:table-cell office:value-type="string">
                <text:p>Min 106</text:p>
              </table:table-cell>
              <table:table-cell office:value-type="float" office:value="5000.668">
                <text:p>5000.668</text:p>
              </table:table-cell>
              <table:table-cell office:value-type="float" office:value="4999.3335">
                <text:p>4999.3335</text:p>
              </table:table-cell>
            </table:table-row>
            <table:table-row>
              <table:table-cell office:value-type="string">
                <text:p>Min 107</text:p>
              </table:table-cell>
              <table:table-cell office:value-type="float" office:value="5000.6143">
                <text:p>5000.6143</text:p>
              </table:table-cell>
              <table:table-cell office:value-type="float" office:value="4999.387">
                <text:p>4999.387</text:p>
              </table:table-cell>
            </table:table-row>
            <table:table-row>
              <table:table-cell office:value-type="string">
                <text:p>Min 108</text:p>
              </table:table-cell>
              <table:table-cell office:value-type="float" office:value="5000.5654">
                <text:p>5000.5654</text:p>
              </table:table-cell>
              <table:table-cell office:value-type="float" office:value="4999.436">
                <text:p>4999.436</text:p>
              </table:table-cell>
            </table:table-row>
            <table:table-row>
              <table:table-cell office:value-type="string">
                <text:p>Min 109</text:p>
              </table:table-cell>
              <table:table-cell office:value-type="float" office:value="5000.5205">
                <text:p>5000.5205</text:p>
              </table:table-cell>
              <table:table-cell office:value-type="float" office:value="4999.481">
                <text:p>4999.481</text:p>
              </table:table-cell>
            </table:table-row>
            <table:table-row>
              <table:table-cell office:value-type="string">
                <text:p>Min 110</text:p>
              </table:table-cell>
              <table:table-cell office:value-type="float" office:value="5000.479">
                <text:p>5000.479</text:p>
              </table:table-cell>
              <table:table-cell office:value-type="float" office:value="4999.5225">
                <text:p>4999.5225</text:p>
              </table:table-cell>
            </table:table-row>
            <table:table-row>
              <table:table-cell office:value-type="string">
                <text:p>Min 111</text:p>
              </table:table-cell>
              <table:table-cell office:value-type="float" office:value="5000.4404">
                <text:p>5000.4404</text:p>
              </table:table-cell>
              <table:table-cell office:value-type="float" office:value="4999.561">
                <text:p>4999.561</text:p>
              </table:table-cell>
            </table:table-row>
            <table:table-row>
              <table:table-cell office:value-type="string">
                <text:p>Min 112</text:p>
              </table:table-cell>
              <table:table-cell office:value-type="float" office:value="5000.4053">
                <text:p>5000.4053</text:p>
              </table:table-cell>
              <table:table-cell office:value-type="float" office:value="4999.596">
                <text:p>4999.596</text:p>
              </table:table-cell>
            </table:table-row>
            <table:table-row>
              <table:table-cell office:value-type="string">
                <text:p>Min 113</text:p>
              </table:table-cell>
              <table:table-cell office:value-type="float" office:value="5000.373">
                <text:p>5000.373</text:p>
              </table:table-cell>
              <table:table-cell office:value-type="float" office:value="4999.6284">
                <text:p>4999.6284</text:p>
              </table:table-cell>
            </table:table-row>
            <table:table-row>
              <table:table-cell office:value-type="string">
                <text:p>Min 114</text:p>
              </table:table-cell>
              <table:table-cell office:value-type="float" office:value="5000.343">
                <text:p>5000.343</text:p>
              </table:table-cell>
              <table:table-cell office:value-type="float" office:value="4999.6587">
                <text:p>4999.6587</text:p>
              </table:table-cell>
            </table:table-row>
            <table:table-row>
              <table:table-cell office:value-type="string">
                <text:p>Min 115</text:p>
              </table:table-cell>
              <table:table-cell office:value-type="float" office:value="5000.3154">
                <text:p>5000.3154</text:p>
              </table:table-cell>
              <table:table-cell office:value-type="float" office:value="4999.686">
                <text:p>4999.686</text:p>
              </table:table-cell>
            </table:table-row>
            <table:table-row>
              <table:table-cell office:value-type="string">
                <text:p>Min 116</text:p>
              </table:table-cell>
              <table:table-cell office:value-type="float" office:value="5000.2905">
                <text:p>5000.2905</text:p>
              </table:table-cell>
              <table:table-cell office:value-type="float" office:value="4999.711">
                <text:p>4999.711</text:p>
              </table:table-cell>
            </table:table-row>
            <table:table-row>
              <table:table-cell office:value-type="string">
                <text:p>Min 117</text:p>
              </table:table-cell>
              <table:table-cell office:value-type="float" office:value="5000.2676">
                <text:p>5000.2676</text:p>
              </table:table-cell>
              <table:table-cell office:value-type="float" office:value="4999.734">
                <text:p>4999.734</text:p>
              </table:table-cell>
            </table:table-row>
            <table:table-row>
              <table:table-cell office:value-type="string">
                <text:p>Min 118</text:p>
              </table:table-cell>
              <table:table-cell office:value-type="float" office:value="5000.246">
                <text:p>5000.246</text:p>
              </table:table-cell>
              <table:table-cell office:value-type="float" office:value="4999.7554">
                <text:p>4999.7554</text:p>
              </table:table-cell>
            </table:table-row>
            <table:table-row>
              <table:table-cell office:value-type="string">
                <text:p>Min 119</text:p>
              </table:table-cell>
              <table:table-cell office:value-type="float" office:value="5000.2266">
                <text:p>5000.2266</text:p>
              </table:table-cell>
              <table:table-cell office:value-type="float" office:value="4999.775">
                <text:p>4999.775</text:p>
              </table:table-cell>
            </table:table-row>
            <table:table-row>
              <table:table-cell office:value-type="string">
                <text:p>Min 120</text:p>
              </table:table-cell>
              <table:table-cell office:value-type="float" office:value="5000.2085">
                <text:p>5000.2085</text:p>
              </table:table-cell>
              <table:table-cell office:value-type="float" office:value="4999.793">
                <text:p>4999.793</text:p>
              </table:table-cell>
            </table:table-row>
            <table:table-row>
              <table:table-cell office:value-type="string">
                <text:p>Min 121</text:p>
              </table:table-cell>
              <table:table-cell office:value-type="float" office:value="5000.192">
                <text:p>5000.192</text:p>
              </table:table-cell>
              <table:table-cell office:value-type="float" office:value="4999.8096">
                <text:p>4999.8096</text:p>
              </table:table-cell>
            </table:table-row>
            <table:table-row>
              <table:table-cell office:value-type="string">
                <text:p>Min 122</text:p>
              </table:table-cell>
              <table:table-cell office:value-type="float" office:value="5000.1763">
                <text:p>5000.1763</text:p>
              </table:table-cell>
              <table:table-cell office:value-type="float" office:value="4999.825">
                <text:p>4999.825</text:p>
              </table:table-cell>
            </table:table-row>
            <table:table-row>
              <table:table-cell office:value-type="string">
                <text:p>Min 123</text:p>
              </table:table-cell>
              <table:table-cell office:value-type="float" office:value="5000.1626">
                <text:p>5000.1626</text:p>
              </table:table-cell>
              <table:table-cell office:value-type="float" office:value="4999.839">
                <text:p>4999.839</text:p>
              </table:table-cell>
            </table:table-row>
            <table:table-row>
              <table:table-cell office:value-type="string">
                <text:p>Min 124</text:p>
              </table:table-cell>
              <table:table-cell office:value-type="float" office:value="5000.1494">
                <text:p>5000.1494</text:p>
              </table:table-cell>
              <table:table-cell office:value-type="float" office:value="4999.852">
                <text:p>4999.852</text:p>
              </table:table-cell>
            </table:table-row>
            <table:table-row>
              <table:table-cell office:value-type="string">
                <text:p>Min 125</text:p>
              </table:table-cell>
              <table:table-cell office:value-type="float" office:value="5000.1377">
                <text:p>5000.1377</text:p>
              </table:table-cell>
              <table:table-cell office:value-type="float" office:value="4999.864">
                <text:p>4999.864</text:p>
              </table:table-cell>
            </table:table-row>
            <table:table-row>
              <table:table-cell office:value-type="string">
                <text:p>Min 126</text:p>
              </table:table-cell>
              <table:table-cell office:value-type="float" office:value="5000.1265">
                <text:p>5000.1265</text:p>
              </table:table-cell>
              <table:table-cell office:value-type="float" office:value="4999.875">
                <text:p>4999.875</text:p>
              </table:table-cell>
            </table:table-row>
            <table:table-row>
              <table:table-cell office:value-type="string">
                <text:p>Min 127</text:p>
              </table:table-cell>
              <table:table-cell office:value-type="float" office:value="5000.1167">
                <text:p>5000.1167</text:p>
              </table:table-cell>
              <table:table-cell office:value-type="float" office:value="4999.885">
                <text:p>4999.885</text:p>
              </table:table-cell>
            </table:table-row>
            <table:table-row>
              <table:table-cell office:value-type="string">
                <text:p>Min 128</text:p>
              </table:table-cell>
              <table:table-cell office:value-type="float" office:value="5000.107">
                <text:p>5000.107</text:p>
              </table:table-cell>
              <table:table-cell office:value-type="float" office:value="4999.8945">
                <text:p>4999.8945</text:p>
              </table:table-cell>
            </table:table-row>
            <table:table-row>
              <table:table-cell office:value-type="string">
                <text:p>Min 129</text:p>
              </table:table-cell>
              <table:table-cell office:value-type="float" office:value="5000.0986">
                <text:p>5000.0986</text:p>
              </table:table-cell>
              <table:table-cell office:value-type="float" office:value="4999.903">
                <text:p>4999.903</text:p>
              </table:table-cell>
            </table:table-row>
            <table:table-row>
              <table:table-cell office:value-type="string">
                <text:p>Min 130</text:p>
              </table:table-cell>
              <table:table-cell office:value-type="float" office:value="5000.0903">
                <text:p>5000.0903</text:p>
              </table:table-cell>
              <table:table-cell office:value-type="float" office:value="4999.911">
                <text:p>4999.911</text:p>
              </table:table-cell>
            </table:table-row>
            <table:table-row>
              <table:table-cell office:value-type="string">
                <text:p>Min 131</text:p>
              </table:table-cell>
              <table:table-cell office:value-type="float" office:value="5000.0835">
                <text:p>5000.0835</text:p>
              </table:table-cell>
              <table:table-cell office:value-type="float" office:value="4999.918">
                <text:p>4999.918</text:p>
              </table:table-cell>
            </table:table-row>
            <table:table-row>
              <table:table-cell office:value-type="string">
                <text:p>Min 132</text:p>
              </table:table-cell>
              <table:table-cell office:value-type="float" office:value="5000.077">
                <text:p>5000.077</text:p>
              </table:table-cell>
              <table:table-cell office:value-type="float" office:value="4999.9243">
                <text:p>4999.9243</text:p>
              </table:table-cell>
            </table:table-row>
            <table:table-row>
              <table:table-cell office:value-type="string">
                <text:p>Min 133</text:p>
              </table:table-cell>
              <table:table-cell office:value-type="float" office:value="5000.071">
                <text:p>5000.071</text:p>
              </table:table-cell>
              <table:table-cell office:value-type="float" office:value="4999.9307">
                <text:p>4999.9307</text:p>
              </table:table-cell>
            </table:table-row>
            <table:table-row>
              <table:table-cell office:value-type="string">
                <text:p>Min 134</text:p>
              </table:table-cell>
              <table:table-cell office:value-type="float" office:value="5000.0654">
                <text:p>5000.0654</text:p>
              </table:table-cell>
              <table:table-cell office:value-type="float" office:value="4999.936">
                <text:p>4999.936</text:p>
              </table:table-cell>
            </table:table-row>
            <table:table-row>
              <table:table-cell office:value-type="string">
                <text:p>Min 135</text:p>
              </table:table-cell>
              <table:table-cell office:value-type="float" office:value="5000.0605">
                <text:p>5000.0605</text:p>
              </table:table-cell>
              <table:table-cell office:value-type="float" office:value="4999.941">
                <text:p>4999.941</text:p>
              </table:table-cell>
            </table:table-row>
            <table:table-row>
              <table:table-cell office:value-type="string">
                <text:p>Min 136</text:p>
              </table:table-cell>
              <table:table-cell office:value-type="float" office:value="5000.0557">
                <text:p>5000.0557</text:p>
              </table:table-cell>
              <table:table-cell office:value-type="float" office:value="4999.946">
                <text:p>4999.946</text:p>
              </table:table-cell>
            </table:table-row>
            <table:table-row>
              <table:table-cell office:value-type="string">
                <text:p>Min 137</text:p>
              </table:table-cell>
              <table:table-cell office:value-type="float" office:value="5000.051">
                <text:p>5000.051</text:p>
              </table:table-cell>
              <table:table-cell office:value-type="float" office:value="4999.9507">
                <text:p>4999.9507</text:p>
              </table:table-cell>
            </table:table-row>
            <table:table-row>
              <table:table-cell office:value-type="string">
                <text:p>Min 138</text:p>
              </table:table-cell>
              <table:table-cell office:value-type="float" office:value="5000.047">
                <text:p>5000.047</text:p>
              </table:table-cell>
              <table:table-cell office:value-type="float" office:value="4999.9546">
                <text:p>4999.9546</text:p>
              </table:table-cell>
            </table:table-row>
            <table:table-row>
              <table:table-cell office:value-type="string">
                <text:p>Min 139</text:p>
              </table:table-cell>
              <table:table-cell office:value-type="float" office:value="5000.0435">
                <text:p>5000.0435</text:p>
              </table:table-cell>
              <table:table-cell office:value-type="float" office:value="4999.958">
                <text:p>4999.958</text:p>
              </table:table-cell>
            </table:table-row>
            <table:table-row>
              <table:table-cell office:value-type="string">
                <text:p>Min 140</text:p>
              </table:table-cell>
              <table:table-cell office:value-type="float" office:value="5000.04">
                <text:p>5000.04</text:p>
              </table:table-cell>
              <table:table-cell office:value-type="float" office:value="4999.9614">
                <text:p>4999.9614</text:p>
              </table:table-cell>
            </table:table-row>
            <table:table-row>
              <table:table-cell office:value-type="string">
                <text:p>Min 141</text:p>
              </table:table-cell>
              <table:table-cell office:value-type="float" office:value="5000.037">
                <text:p>5000.037</text:p>
              </table:table-cell>
              <table:table-cell office:value-type="float" office:value="4999.9644">
                <text:p>4999.9644</text:p>
              </table:table-cell>
            </table:table-row>
            <table:table-row>
              <table:table-cell office:value-type="string">
                <text:p>Min 142</text:p>
              </table:table-cell>
              <table:table-cell office:value-type="float" office:value="5000.034">
                <text:p>5000.034</text:p>
              </table:table-cell>
              <table:table-cell office:value-type="float" office:value="4999.9673">
                <text:p>4999.9673</text:p>
              </table:table-cell>
            </table:table-row>
            <table:table-row>
              <table:table-cell office:value-type="string">
                <text:p>Min 143</text:p>
              </table:table-cell>
              <table:table-cell office:value-type="float" office:value="5000.0317">
                <text:p>5000.0317</text:p>
              </table:table-cell>
              <table:table-cell office:value-type="float" office:value="4999.97">
                <text:p>4999.97</text:p>
              </table:table-cell>
            </table:table-row>
            <table:table-row>
              <table:table-cell office:value-type="string">
                <text:p>Min 144</text:p>
              </table:table-cell>
              <table:table-cell office:value-type="float" office:value="5000.029">
                <text:p>5000.029</text:p>
              </table:table-cell>
              <table:table-cell office:value-type="float" office:value="4999.9727">
                <text:p>4999.9727</text:p>
              </table:table-cell>
            </table:table-row>
            <table:table-row>
              <table:table-cell office:value-type="string">
                <text:p>Min 145</text:p>
              </table:table-cell>
              <table:table-cell office:value-type="float" office:value="5000.027">
                <text:p>5000.027</text:p>
              </table:table-cell>
              <table:table-cell office:value-type="float" office:value="4999.9746">
                <text:p>4999.9746</text:p>
              </table:table-cell>
            </table:table-row>
            <table:table-row>
              <table:table-cell office:value-type="string">
                <text:p>Min 146</text:p>
              </table:table-cell>
              <table:table-cell office:value-type="float" office:value="5000.025">
                <text:p>5000.025</text:p>
              </table:table-cell>
              <table:table-cell office:value-type="float" office:value="4999.9766">
                <text:p>4999.9766</text:p>
              </table:table-cell>
            </table:table-row>
            <table:table-row>
              <table:table-cell office:value-type="string">
                <text:p>Min 147</text:p>
              </table:table-cell>
              <table:table-cell office:value-type="float" office:value="5000.023">
                <text:p>5000.023</text:p>
              </table:table-cell>
              <table:table-cell office:value-type="float" office:value="4999.9785">
                <text:p>4999.9785</text:p>
              </table:table-cell>
            </table:table-row>
            <table:table-row>
              <table:table-cell office:value-type="string">
                <text:p>Min 148</text:p>
              </table:table-cell>
              <table:table-cell office:value-type="float" office:value="5000.021">
                <text:p>5000.021</text:p>
              </table:table-cell>
              <table:table-cell office:value-type="float" office:value="4999.9805">
                <text:p>4999.9805</text:p>
              </table:table-cell>
            </table:table-row>
            <table:table-row>
              <table:table-cell office:value-type="string">
                <text:p>Min 149</text:p>
              </table:table-cell>
              <table:table-cell office:value-type="float" office:value="5000.0195">
                <text:p>5000.0195</text:p>
              </table:table-cell>
              <table:table-cell office:value-type="float" office:value="4999.982">
                <text:p>4999.982</text:p>
              </table:table-cell>
            </table:table-row>
            <table:table-row>
              <table:table-cell office:value-type="string">
                <text:p>Min 150</text:p>
              </table:table-cell>
              <table:table-cell office:value-type="float" office:value="5000.018">
                <text:p>5000.018</text:p>
              </table:table-cell>
              <table:table-cell office:value-type="float" office:value="4999.9834">
                <text:p>4999.9834</text:p>
              </table:table-cell>
            </table:table-row>
            <table:table-row>
              <table:table-cell office:value-type="string">
                <text:p>Min 151</text:p>
              </table:table-cell>
              <table:table-cell office:value-type="float" office:value="5000.0166">
                <text:p>5000.0166</text:p>
              </table:table-cell>
              <table:table-cell office:value-type="float" office:value="4999.985">
                <text:p>4999.985</text:p>
              </table:table-cell>
            </table:table-row>
            <table:table-row>
              <table:table-cell office:value-type="string">
                <text:p>Min 152</text:p>
              </table:table-cell>
              <table:table-cell office:value-type="float" office:value="5000.015">
                <text:p>5000.015</text:p>
              </table:table-cell>
              <table:table-cell office:value-type="float" office:value="4999.9863">
                <text:p>4999.9863</text:p>
              </table:table-cell>
            </table:table-row>
            <table:table-row>
              <table:table-cell office:value-type="string">
                <text:p>Min 153</text:p>
              </table:table-cell>
              <table:table-cell office:value-type="float" office:value="5000.014">
                <text:p>5000.014</text:p>
              </table:table-cell>
              <table:table-cell office:value-type="float" office:value="4999.9873">
                <text:p>4999.9873</text:p>
              </table:table-cell>
            </table:table-row>
            <table:table-row>
              <table:table-cell office:value-type="string">
                <text:p>Min 154</text:p>
              </table:table-cell>
              <table:table-cell office:value-type="float" office:value="5000.013">
                <text:p>5000.013</text:p>
              </table:table-cell>
              <table:table-cell office:value-type="float" office:value="4999.9883">
                <text:p>4999.9883</text:p>
              </table:table-cell>
            </table:table-row>
            <table:table-row>
              <table:table-cell office:value-type="string">
                <text:p>Min 155</text:p>
              </table:table-cell>
              <table:table-cell office:value-type="float" office:value="5000.012">
                <text:p>5000.012</text:p>
              </table:table-cell>
              <table:table-cell office:value-type="float" office:value="4999.9893">
                <text:p>4999.9893</text:p>
              </table:table-cell>
            </table:table-row>
            <table:table-row>
              <table:table-cell office:value-type="string">
                <text:p>Min 156</text:p>
              </table:table-cell>
              <table:table-cell office:value-type="float" office:value="5000.011">
                <text:p>5000.011</text:p>
              </table:table-cell>
              <table:table-cell office:value-type="float" office:value="4999.9907">
                <text:p>4999.9907</text:p>
              </table:table-cell>
            </table:table-row>
            <table:table-row>
              <table:table-cell office:value-type="string">
                <text:p>Min 157</text:p>
              </table:table-cell>
              <table:table-cell office:value-type="float" office:value="5000.01">
                <text:p>5000.01</text:p>
              </table:table-cell>
              <table:table-cell office:value-type="float" office:value="4999.9917">
                <text:p>4999.9917</text:p>
              </table:table-cell>
            </table:table-row>
            <table:table-row>
              <table:table-cell office:value-type="string">
                <text:p>Min 158</text:p>
              </table:table-cell>
              <table:table-cell office:value-type="float" office:value="5000.0093">
                <text:p>5000.0093</text:p>
              </table:table-cell>
              <table:table-cell office:value-type="float" office:value="4999.992">
                <text:p>4999.992</text:p>
              </table:table-cell>
            </table:table-row>
            <table:table-row>
              <table:table-cell office:value-type="string">
                <text:p>Min 159</text:p>
              </table:table-cell>
              <table:table-cell office:value-type="float" office:value="5000.009">
                <text:p>5000.009</text:p>
              </table:table-cell>
              <table:table-cell office:value-type="float" office:value="4999.9927">
                <text:p>4999.9927</text:p>
              </table:table-cell>
            </table:table-row>
            <table:table-row>
              <table:table-cell office:value-type="string">
                <text:p>Min 160</text:p>
              </table:table-cell>
              <table:table-cell office:value-type="float" office:value="5000.0083">
                <text:p>5000.0083</text:p>
              </table:table-cell>
              <table:table-cell office:value-type="float" office:value="4999.993">
                <text:p>4999.993</text:p>
              </table:table-cell>
            </table:table-row>
            <table:table-row>
              <table:table-cell office:value-type="string">
                <text:p>Min 161</text:p>
              </table:table-cell>
              <table:table-cell office:value-type="float" office:value="5000.008">
                <text:p>5000.008</text:p>
              </table:table-cell>
              <table:table-cell office:value-type="float" office:value="4999.9937">
                <text:p>4999.9937</text:p>
              </table:table-cell>
            </table:table-row>
            <table:table-row>
              <table:table-cell office:value-type="string">
                <text:p>Min 162</text:p>
              </table:table-cell>
              <table:table-cell office:value-type="float" office:value="5000.0073">
                <text:p>5000.0073</text:p>
              </table:table-cell>
              <table:table-cell office:value-type="float" office:value="4999.994">
                <text:p>4999.994</text:p>
              </table:table-cell>
            </table:table-row>
            <table:table-row>
              <table:table-cell office:value-type="string">
                <text:p>Min 163</text:p>
              </table:table-cell>
              <table:table-cell office:value-type="float" office:value="5000.007">
                <text:p>5000.007</text:p>
              </table:table-cell>
              <table:table-cell office:value-type="float" office:value="4999.9946">
                <text:p>4999.9946</text:p>
              </table:table-cell>
            </table:table-row>
            <table:table-row>
              <table:table-cell office:value-type="string">
                <text:p>Min 164</text:p>
              </table:table-cell>
              <table:table-cell office:value-type="float" office:value="5000.0063">
                <text:p>5000.0063</text:p>
              </table:table-cell>
              <table:table-cell office:value-type="float" office:value="4999.995">
                <text:p>4999.995</text:p>
              </table:table-cell>
            </table:table-row>
            <table:table-row>
              <table:table-cell office:value-type="string">
                <text:p>Min 165</text:p>
              </table:table-cell>
              <table:table-cell office:value-type="float" office:value="5000.006">
                <text:p>5000.006</text:p>
              </table:table-cell>
              <table:table-cell office:value-type="float" office:value="4999.9956">
                <text:p>4999.9956</text:p>
              </table:table-cell>
            </table:table-row>
            <table:table-row>
              <table:table-cell office:value-type="string">
                <text:p>Min 166</text:p>
              </table:table-cell>
              <table:table-cell office:value-type="float" office:value="5000.0054">
                <text:p>5000.0054</text:p>
              </table:table-cell>
              <table:table-cell office:value-type="float" office:value="4999.996">
                <text:p>4999.996</text:p>
              </table:table-cell>
            </table:table-row>
            <table:table-row>
              <table:table-cell office:value-type="string">
                <text:p>Min 167</text:p>
              </table:table-cell>
              <table:table-cell office:value-type="float" office:value="5000.005">
                <text:p>5000.005</text:p>
              </table:table-cell>
              <table:table-cell office:value-type="float" office:value="4999.9966">
                <text:p>4999.9966</text:p>
              </table:table-cell>
            </table:table-row>
            <table:table-row>
              <table:table-cell office:value-type="string">
                <text:p>Min 168</text:p>
              </table:table-cell>
              <table:table-cell office:value-type="float" office:value="5000.0044">
                <text:p>5000.0044</text:p>
              </table:table-cell>
              <table:table-cell office:value-type="float" office:value="4999.997">
                <text:p>4999.997</text:p>
              </table:table-cell>
            </table:table-row>
            <table:table-row>
              <table:table-cell office:value-type="string">
                <text:p>Min 169</text:p>
              </table:table-cell>
              <table:table-cell office:value-type="float" office:value="5000.004">
                <text:p>5000.004</text:p>
              </table:table-cell>
              <table:table-cell office:value-type="float" office:value="4999.9976">
                <text:p>4999.9976</text:p>
              </table:table-cell>
            </table:table-row>
            <table:table-row>
              <table:table-cell office:value-type="string">
                <text:p>Min 17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7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7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7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7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7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7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7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7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7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8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8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8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8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8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8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8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8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8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8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9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9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9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9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9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9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9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9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9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19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0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0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0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0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0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0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0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0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0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0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1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1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1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1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1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1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1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1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1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1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2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2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2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2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2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2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2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2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2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2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3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3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3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3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3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3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3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3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3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3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4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4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4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4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4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4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4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4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4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4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5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5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5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5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5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5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5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5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5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5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6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6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6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6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6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6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6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6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6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6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7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7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7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7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7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7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7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7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7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7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8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8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8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8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8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8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8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8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8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8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9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9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9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9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9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9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9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9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9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29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0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0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0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0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0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0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0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0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0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0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1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1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1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1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1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1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1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1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1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1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2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2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2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2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2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2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2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2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2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2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3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3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3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3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3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3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3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3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3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3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4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4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4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4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4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4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4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4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4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4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50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51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52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53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54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55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56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57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58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  <table:table-row>
              <table:table-cell office:value-type="string">
                <text:p>Min 359</text:p>
              </table:table-cell>
              <table:table-cell office:value-type="float" office:value="5000.0034">
                <text:p>5000.0034</text:p>
              </table:table-cell>
              <table:table-cell office:value-type="float" office:value="4999.998">
                <text:p>4999.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